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4"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7"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5"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a912b9"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8" style:family="paragraph" style:parent-style-name="Standard">
      <style:text-properties fo:color="#000000" loext:opacity="100%" officeooo:paragraph-rsid="007ce328"/>
    </style:style>
    <style:style style:name="P69"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0" style:family="paragraph" style:parent-style-name="Standard">
      <style:text-properties fo:color="#000000" loext:opacity="100%" officeooo:paragraph-rsid="001623b3"/>
    </style:style>
    <style:style style:name="P71" style:family="paragraph" style:parent-style-name="Text_20_body">
      <style:text-properties fo:color="#000000" loext:opacity="100%" officeooo:paragraph-rsid="001623b3"/>
    </style:style>
    <style:style style:name="P7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6" style:family="paragraph" style:parent-style-name="Quotations">
      <style:paragraph-properties fo:margin-left="0in" fo:margin-right="0.3937in" fo:text-indent="0in" style:auto-text-indent="false"/>
      <style:text-properties officeooo:paragraph-rsid="001623b3"/>
    </style:style>
    <style:style style:name="P7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79"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0"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1"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c4e2de" style:font-size-asian="12pt" style:font-weight-asian="normal" style:font-size-complex="12pt" style:font-weight-complex="normal"/>
    </style:style>
    <style:style style:name="P8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a912b9" style:font-size-asian="12pt" style:font-weight-asian="normal" style:font-size-complex="12pt" style:font-weight-complex="normal"/>
    </style:style>
    <style:style style:name="P8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c4e2de" style:font-size-asian="12pt" style:font-weight-asian="normal" style:font-size-complex="12pt" style:font-weight-complex="normal"/>
    </style:style>
    <style:style style:name="P85"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7"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6"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98"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b5c26f" style:font-size-asian="12pt" style:font-weight-asian="normal" style:font-size-complex="12pt" style:font-weight-complex="normal"/>
    </style:style>
    <style:style style:name="P99"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c1308" officeooo:paragraph-rsid="019c1308" style:font-size-asian="12pt" style:font-weight-asian="normal" style:font-size-complex="12pt" style:font-weight-complex="normal"/>
    </style:style>
    <style:style style:name="P100"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ecdcd" officeooo:paragraph-rsid="019ecdcd" style:font-size-asian="12pt" style:font-weight-asian="normal" style:font-size-complex="12pt" style:font-weight-complex="normal"/>
    </style:style>
    <style:style style:name="P101"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2"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3bd3" style:font-size-asian="12pt" style:font-weight-asian="normal" style:font-size-complex="12pt" style:font-weight-complex="normal"/>
    </style:style>
    <style:style style:name="P103"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4"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fac7" style:font-size-asian="12pt" style:font-weight-asian="normal" style:font-size-complex="12pt" style:font-weight-complex="normal"/>
    </style:style>
    <style:style style:name="P105"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b7ccc5" officeooo:paragraph-rsid="01b7ccc5" style:font-size-asian="12pt" style:font-weight-asian="normal" style:font-size-complex="12pt" style:font-weight-complex="normal"/>
    </style:style>
    <style:style style:name="P10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10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0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10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P110" style:family="paragraph" style:parent-style-name="Quotations" style:list-style-name="L1">
      <style:paragraph-properties fo:margin-left="0.0618in" fo:margin-right="0.3752in">
        <style:tab-stops>
          <style:tab-stop style:position="0.3764in"/>
        </style:tab-stops>
      </style:paragraph-properties>
      <style:text-properties officeooo:paragraph-rsid="01a85816"/>
    </style:style>
    <style:style style:name="P111" style:family="paragraph" style:parent-style-name="Quotations" style:list-style-name="L1">
      <style:paragraph-properties fo:margin-left="0.0618in" fo:margin-right="0.3752in">
        <style:tab-stops>
          <style:tab-stop style:position="0.3764in"/>
        </style:tab-stops>
      </style:paragraph-properties>
      <style:text-properties officeooo:paragraph-rsid="01b1daa1"/>
    </style:style>
    <style:style style:name="P112" style:family="paragraph" style:parent-style-name="Quotations" style:list-style-name="L1">
      <style:paragraph-properties fo:margin-left="0.0618in" fo:margin-right="0.3752in">
        <style:tab-stops>
          <style:tab-stop style:position="0.3764in"/>
        </style:tab-stops>
      </style:paragraph-properties>
      <style:text-properties officeooo:paragraph-rsid="019c1308"/>
    </style:style>
    <style:style style:name="P113" style:family="paragraph" style:parent-style-name="Quotations" style:list-style-name="L1">
      <style:paragraph-properties fo:margin-left="0.0618in" fo:margin-right="0.3752in">
        <style:tab-stops>
          <style:tab-stop style:position="0.3764in"/>
        </style:tab-stops>
      </style:paragraph-properties>
      <style:text-properties officeooo:paragraph-rsid="01a01311"/>
    </style:style>
    <style:style style:name="P114" style:family="paragraph" style:parent-style-name="Quotations" style:list-style-name="L1">
      <style:paragraph-properties fo:margin-left="0.0618in" fo:margin-right="0.3752in">
        <style:tab-stops>
          <style:tab-stop style:position="0.1256in"/>
        </style:tab-stops>
      </style:paragraph-properties>
      <style:text-properties officeooo:paragraph-rsid="01a01311"/>
    </style:style>
    <style:style style:name="P115"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bf4f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weight="normal" style:font-size-asian="12pt" style:font-weight-asian="normal" style:font-size-complex="12pt" style:font-weight-complex="normal"/>
    </style:style>
    <style:style style:name="T20" style:family="text">
      <style:text-properties style:font-name="Abyssinica SIL" fo:font-size="12pt" fo:font-weight="normal" officeooo:rsid="003db3f5" style:font-size-asian="12pt" style:font-weight-asian="normal" style:font-size-complex="12pt" style:font-weight-complex="normal"/>
    </style:style>
    <style:style style:name="T21" style:family="text">
      <style:text-properties style:font-name="Abyssinica SIL" fo:font-size="12pt" fo:font-weight="normal" officeooo:rsid="007fbb30" style:font-size-asian="12pt" style:font-weight-asian="normal" style:font-size-complex="12pt" style:font-weight-complex="normal"/>
    </style:style>
    <style:style style:name="T22" style:family="text">
      <style:text-properties style:font-name="Abyssinica SIL" fo:font-size="12pt" fo:font-weight="normal" officeooo:rsid="005b4f31" style:font-size-asian="12pt" style:font-weight-asian="normal" style:font-size-complex="12pt" style:font-weight-complex="normal"/>
    </style:style>
    <style:style style:name="T23" style:family="text">
      <style:text-properties style:font-name="Abyssinica SIL" fo:font-size="12pt" fo:font-weight="normal" officeooo:rsid="003e9ecf" style:font-size-asian="12pt" style:font-weight-asian="normal" style:font-size-complex="12pt" style:font-weight-complex="normal"/>
    </style:style>
    <style:style style:name="T24" style:family="text">
      <style:text-properties style:font-name="Abyssinica SIL" fo:font-size="12pt" fo:font-weight="normal" officeooo:rsid="004586a2" style:font-size-asian="12pt" style:font-weight-asian="normal" style:font-size-complex="12pt" style:font-weight-complex="normal"/>
    </style:style>
    <style:style style:name="T25" style:family="text">
      <style:text-properties style:font-name="Abyssinica SIL" fo:font-size="12pt" fo:font-weight="normal" officeooo:rsid="0046431b" style:font-size-asian="12pt" style:font-weight-asian="normal" style:font-size-complex="12pt" style:font-weight-complex="normal"/>
    </style:style>
    <style:style style:name="T26" style:family="text">
      <style:text-properties style:font-name="Abyssinica SIL" fo:font-size="12pt" fo:font-weight="normal" officeooo:rsid="008d8d43" style:font-size-asian="12pt" style:font-weight-asian="normal" style:font-size-complex="12pt" style:font-weight-complex="normal"/>
    </style:style>
    <style:style style:name="T27" style:family="text">
      <style:text-properties style:font-name="Abyssinica SIL" fo:font-size="12pt" fo:font-weight="normal" officeooo:rsid="00961dac" style:font-size-asian="12pt" style:font-weight-asian="normal" style:font-size-complex="12pt" style:font-weight-complex="normal"/>
    </style:style>
    <style:style style:name="T28" style:family="text">
      <style:text-properties style:font-name="Abyssinica SIL" fo:font-size="12pt" fo:font-weight="normal" officeooo:rsid="0067789b" style:font-size-asian="12pt" style:font-weight-asian="normal" style:font-size-complex="12pt" style:font-weight-complex="normal"/>
    </style:style>
    <style:style style:name="T29" style:family="text">
      <style:text-properties style:font-name="Abyssinica SIL" fo:font-size="12pt" fo:font-weight="normal" officeooo:rsid="0041f933"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19fecff" style:font-size-asian="12pt" style:font-weight-asian="normal" style:font-size-complex="12pt" style:font-weight-complex="normal"/>
    </style:style>
    <style:style style:name="T32" style:family="text">
      <style:text-properties style:font-name="Abyssinica SIL" fo:font-size="12pt" fo:font-weight="normal" officeooo:rsid="01125f3f" style:font-size-asian="12pt" style:font-weight-asian="normal" style:font-size-complex="12pt" style:font-weight-complex="normal"/>
    </style:style>
    <style:style style:name="T33" style:family="text">
      <style:text-properties fo:font-style="normal" officeooo:rsid="008bd270" style:font-style-asian="normal" style:font-style-complex="normal"/>
    </style:style>
    <style:style style:name="T34" style:family="text">
      <style:text-properties fo:font-style="normal" officeooo:rsid="01a912b9" style:font-style-asian="normal" style:font-style-complex="normal"/>
    </style:style>
    <style:style style:name="T35" style:family="text">
      <style:text-properties fo:font-style="normal" officeooo:rsid="01c4e2de" style:font-style-asian="normal" style:font-style-complex="normal"/>
    </style:style>
    <style:style style:name="T36" style:family="text">
      <style:text-properties fo:font-style="normal" officeooo:rsid="003db3f5" style:font-style-asian="normal" style:font-style-complex="normal"/>
    </style:style>
    <style:style style:name="T37" style:family="text">
      <style:text-properties officeooo:rsid="003f3abe"/>
    </style:style>
    <style:style style:name="T38" style:family="text">
      <style:text-properties officeooo:rsid="0069da2b"/>
    </style:style>
    <style:style style:name="T39" style:family="text">
      <style:text-properties officeooo:rsid="006e6f2e"/>
    </style:style>
    <style:style style:name="T40" style:family="text">
      <style:text-properties officeooo:rsid="0017c18b"/>
    </style:style>
    <style:style style:name="T41" style:family="text">
      <style:text-properties officeooo:rsid="001a2ae1"/>
    </style:style>
    <style:style style:name="T42" style:family="text">
      <style:text-properties officeooo:rsid="001a58b1"/>
    </style:style>
    <style:style style:name="T43" style:family="text">
      <style:text-properties officeooo:rsid="001bc818"/>
    </style:style>
    <style:style style:name="T44" style:family="text">
      <style:text-properties officeooo:rsid="001da1ab"/>
    </style:style>
    <style:style style:name="T45" style:family="text">
      <style:text-properties officeooo:rsid="001df098"/>
    </style:style>
    <style:style style:name="T46" style:family="text">
      <style:text-properties officeooo:rsid="001f4870"/>
    </style:style>
    <style:style style:name="T47" style:family="text">
      <style:text-properties officeooo:rsid="00212f1e"/>
    </style:style>
    <style:style style:name="T48" style:family="text">
      <style:text-properties officeooo:rsid="0021f545"/>
    </style:style>
    <style:style style:name="T49" style:family="text">
      <style:text-properties officeooo:rsid="0024ae32"/>
    </style:style>
    <style:style style:name="T50" style:family="text">
      <style:text-properties officeooo:rsid="00271804"/>
    </style:style>
    <style:style style:name="T51" style:family="text">
      <style:text-properties officeooo:rsid="0028accd"/>
    </style:style>
    <style:style style:name="T52" style:family="text">
      <style:text-properties officeooo:rsid="002a4a6b"/>
    </style:style>
    <style:style style:name="T53" style:family="text">
      <style:text-properties officeooo:rsid="002ce79a"/>
    </style:style>
    <style:style style:name="T54" style:family="text">
      <style:text-properties officeooo:rsid="002d7271"/>
    </style:style>
    <style:style style:name="T55" style:family="text">
      <style:text-properties style:text-underline-style="solid" style:text-underline-type="double" style:text-underline-width="auto" style:text-underline-color="font-color"/>
    </style:style>
    <style:style style:name="T56" style:family="text">
      <style:text-properties officeooo:rsid="00340e4b"/>
    </style:style>
    <style:style style:name="T57" style:family="text">
      <style:text-properties style:text-underline-style="none" officeooo:rsid="00340e4b"/>
    </style:style>
    <style:style style:name="T58" style:family="text">
      <style:text-properties style:text-underline-style="none" officeooo:rsid="0035e946"/>
    </style:style>
    <style:style style:name="T59" style:family="text">
      <style:text-properties officeooo:rsid="0035e946"/>
    </style:style>
    <style:style style:name="T60" style:family="text">
      <style:text-properties officeooo:rsid="00360c27"/>
    </style:style>
    <style:style style:name="T61" style:family="text">
      <style:text-properties officeooo:rsid="0039ff65"/>
    </style:style>
    <style:style style:name="T62" style:family="text">
      <style:text-properties officeooo:rsid="003a889a"/>
    </style:style>
    <style:style style:name="T63" style:family="text">
      <style:text-properties officeooo:rsid="003ab312"/>
    </style:style>
    <style:style style:name="T64" style:family="text">
      <style:text-properties officeooo:rsid="003ab85c"/>
    </style:style>
    <style:style style:name="T65" style:family="text">
      <style:text-properties officeooo:rsid="003b0690"/>
    </style:style>
    <style:style style:name="T66" style:family="text">
      <style:text-properties officeooo:rsid="00491419"/>
    </style:style>
    <style:style style:name="T67" style:family="text">
      <style:text-properties officeooo:rsid="00ab723d"/>
    </style:style>
    <style:style style:name="T68" style:family="text">
      <style:text-properties officeooo:rsid="003b42de"/>
    </style:style>
    <style:style style:name="T69" style:family="text">
      <style:text-properties officeooo:rsid="003db3f5"/>
    </style:style>
    <style:style style:name="T70" style:family="text">
      <style:text-properties officeooo:rsid="003e9ecf"/>
    </style:style>
    <style:style style:name="T71" style:family="text">
      <style:text-properties officeooo:rsid="003f934e"/>
    </style:style>
    <style:style style:name="T72" style:family="text">
      <style:text-properties officeooo:rsid="0041f933"/>
    </style:style>
    <style:style style:name="T73" style:family="text">
      <style:text-properties officeooo:rsid="004f17aa"/>
    </style:style>
    <style:style style:name="T74" style:family="text">
      <style:text-properties officeooo:rsid="005e3e6f"/>
    </style:style>
    <style:style style:name="T75" style:family="text">
      <style:text-properties officeooo:rsid="006acd30"/>
    </style:style>
    <style:style style:name="T76" style:family="text">
      <style:text-properties fo:font-variant="normal" fo:text-transform="none" style:font-name="Consolas" fo:letter-spacing="normal"/>
    </style:style>
    <style:style style:name="T77" style:family="text">
      <style:text-properties fo:font-variant="normal" fo:text-transform="none" style:font-name="Consolas" fo:letter-spacing="normal" officeooo:rsid="006c9fa4"/>
    </style:style>
    <style:style style:name="T78" style:family="text">
      <style:text-properties style:font-size-asian="12pt" style:font-style-asian="normal" style:font-weight-asian="normal" style:font-size-complex="12pt" style:font-style-complex="normal" style:font-weight-complex="normal"/>
    </style:style>
    <style:style style:name="T79" style:family="text">
      <style:text-properties officeooo:rsid="00340e4b" style:font-size-asian="12pt" style:font-style-asian="normal" style:font-weight-asian="normal" style:font-size-complex="12pt" style:font-style-complex="normal" style:font-weight-complex="normal"/>
    </style:style>
    <style:style style:name="T80" style:family="text">
      <style:text-properties officeooo:rsid="006c9fa4" style:font-size-asian="12pt" style:font-style-asian="normal" style:font-weight-asian="normal" style:font-size-complex="12pt" style:font-style-complex="normal" style:font-weight-complex="normal"/>
    </style:style>
    <style:style style:name="T81" style:family="text">
      <style:text-properties officeooo:rsid="006db75f" style:font-size-asian="12pt" style:font-style-asian="normal" style:font-weight-asian="normal" style:font-size-complex="12pt" style:font-style-complex="normal" style:font-weight-complex="normal"/>
    </style:style>
    <style:style style:name="T82" style:family="text">
      <style:text-properties officeooo:rsid="00814aa9"/>
    </style:style>
    <style:style style:name="T83" style:family="text">
      <style:text-properties officeooo:rsid="0090408b"/>
    </style:style>
    <style:style style:name="T84" style:family="text">
      <style:text-properties officeooo:rsid="0090cc36"/>
    </style:style>
    <style:style style:name="T85" style:family="text">
      <style:text-properties officeooo:rsid="009430a6"/>
    </style:style>
    <style:style style:name="T86" style:family="text">
      <style:text-properties officeooo:rsid="00961dac"/>
    </style:style>
    <style:style style:name="T87" style:family="text">
      <style:text-properties fo:color="#000000" loext:opacity="100%"/>
    </style:style>
    <style:style style:name="T88" style:family="text">
      <style:text-properties fo:color="#000000" loext:opacity="100%" style:font-name="Abyssinica SIL" fo:font-size="12pt" fo:font-weight="normal" style:font-size-asian="12pt" style:font-weight-asian="normal" style:font-size-complex="12pt" style:font-weight-complex="normal"/>
    </style:style>
    <style:style style:name="T89"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1a01311"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1415dbd"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a85816"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9c1308" style:font-size-asian="12pt" style:font-weight-asian="normal" style:font-size-complex="12pt" style:font-weight-complex="normal"/>
    </style:style>
    <style:style style:name="T99" style:family="text">
      <style:text-properties fo:color="#000000" loext:opacity="100%" style:font-name="Abyssinica SIL" fo:font-size="12pt" fo:font-weight="normal" officeooo:rsid="019d9b83" style:font-size-asian="12pt" style:font-weight-asian="normal" style:font-size-complex="12pt" style:font-weight-complex="normal"/>
    </style:style>
    <style:style style:name="T100" style:family="text">
      <style:text-properties fo:color="#000000" loext:opacity="100%" style:font-name="Abyssinica SIL" fo:font-size="12pt" fo:font-weight="normal" officeooo:rsid="01b70cf6" style:font-size-asian="12pt" style:font-weight-asian="normal" style:font-size-complex="12pt" style:font-weight-complex="normal"/>
    </style:style>
    <style:style style:name="T101" style:family="text">
      <style:text-properties fo:color="#000000" loext:opacity="100%" officeooo:rsid="00360c27"/>
    </style:style>
    <style:style style:name="T102" style:family="text">
      <style:text-properties fo:color="#000000" loext:opacity="100%" officeooo:rsid="0069da2b"/>
    </style:style>
    <style:style style:name="T103" style:family="text">
      <style:text-properties fo:color="#000000" loext:opacity="100%" officeooo:rsid="01107127"/>
    </style:style>
    <style:style style:name="T104" style:family="text">
      <style:text-properties fo:color="#000000" loext:opacity="100%" officeooo:rsid="003b42de"/>
    </style:style>
    <style:style style:name="T105" style:family="text">
      <style:text-properties fo:color="#000000" loext:opacity="100%" fo:font-size="12pt" fo:font-weight="normal" officeooo:rsid="01a85816" style:font-size-asian="12pt" style:font-weight-asian="normal" style:font-size-complex="12pt" style:font-weight-complex="normal"/>
    </style:style>
    <style:style style:name="T106" style:family="text">
      <style:text-properties officeooo:rsid="00f6397c"/>
    </style:style>
    <style:style style:name="T107" style:family="text">
      <style:text-properties officeooo:rsid="01010c25"/>
    </style:style>
    <style:style style:name="T108" style:family="text">
      <style:text-properties officeooo:rsid="0067789b"/>
    </style:style>
    <style:style style:name="T109" style:family="text">
      <style:text-properties fo:background-color="transparent" loext:char-shading-value="0"/>
    </style:style>
    <style:style style:name="T110" style:family="text">
      <style:text-properties officeooo:rsid="00199dc3" fo:background-color="transparent" loext:char-shading-value="0"/>
    </style:style>
    <style:style style:name="T111" style:family="text">
      <style:text-properties officeooo:rsid="002cb558" fo:background-color="transparent" loext:char-shading-value="0"/>
    </style:style>
    <style:style style:name="T112" style:family="text">
      <style:text-properties officeooo:rsid="0050ee00" fo:background-color="transparent" loext:char-shading-value="0"/>
    </style:style>
    <style:style style:name="T113" style:family="text">
      <style:text-properties officeooo:rsid="009a5948" fo:background-color="transparent" loext:char-shading-value="0"/>
    </style:style>
    <style:style style:name="T114" style:family="text">
      <style:text-properties officeooo:rsid="0103be0a" fo:background-color="transparent" loext:char-shading-value="0"/>
    </style:style>
    <style:style style:name="T115" style:family="text">
      <style:text-properties officeooo:rsid="0104fbc9"/>
    </style:style>
    <style:style style:name="T116" style:family="text">
      <style:text-properties officeooo:rsid="008bd270"/>
    </style:style>
    <style:style style:name="T117" style:family="text">
      <style:text-properties officeooo:rsid="0133b801"/>
    </style:style>
    <style:style style:name="T118" style:family="text">
      <style:text-properties officeooo:rsid="013b3f2b"/>
    </style:style>
    <style:style style:name="T119" style:family="text">
      <style:text-properties officeooo:rsid="013ceda6"/>
    </style:style>
    <style:style style:name="T120" style:family="text">
      <style:text-properties officeooo:rsid="013d326a"/>
    </style:style>
    <style:style style:name="T121" style:family="text">
      <style:text-properties officeooo:rsid="013d622b"/>
    </style:style>
    <style:style style:name="T122" style:family="text">
      <style:text-properties fo:color="#00a933" loext:opacity="100%"/>
    </style:style>
    <style:style style:name="T123" style:family="text">
      <style:text-properties officeooo:rsid="0160daf7"/>
    </style:style>
    <style:style style:name="T124" style:family="text">
      <style:text-properties officeooo:rsid="0162c8ad"/>
    </style:style>
    <style:style style:name="T125" style:family="text">
      <style:text-properties officeooo:rsid="01711ad7"/>
    </style:style>
    <style:style style:name="T126" style:family="text">
      <style:text-properties officeooo:rsid="01379312"/>
    </style:style>
    <style:style style:name="T127" style:family="text">
      <style:text-properties officeooo:rsid="00e4b54c"/>
    </style:style>
    <style:style style:name="T128" style:family="text">
      <style:text-properties officeooo:rsid="0198d1b7"/>
    </style:style>
    <style:style style:name="T129" style:family="text">
      <style:text-properties officeooo:rsid="0198e20c"/>
    </style:style>
    <style:style style:name="T130" style:family="text">
      <style:text-properties officeooo:rsid="019c1308"/>
    </style:style>
    <style:style style:name="T131" style:family="text">
      <style:text-properties officeooo:rsid="019e5ad3"/>
    </style:style>
    <style:style style:name="T132" style:family="text">
      <style:text-properties officeooo:rsid="019fecff"/>
    </style:style>
    <style:style style:name="T133" style:family="text">
      <style:text-properties officeooo:rsid="01a53bd3"/>
    </style:style>
    <style:style style:name="T134" style:family="text">
      <style:text-properties officeooo:rsid="01a5fac7"/>
    </style:style>
    <style:style style:name="T135" style:family="text">
      <style:text-properties officeooo:rsid="01a98573"/>
    </style:style>
    <style:style style:name="T136" style:family="text">
      <style:text-properties fo:color="#c9211e" loext:opacity="100%" style:font-name="Abyssinica SIL" fo:font-size="12pt" fo:font-weight="normal" officeooo:rsid="008d8d43" style:font-size-asian="12pt" style:font-weight-asian="normal" style:font-size-complex="12pt" style:font-weight-complex="normal"/>
    </style:style>
    <style:style style:name="T137" style:family="text">
      <style:text-properties officeooo:rsid="01ad85ae"/>
    </style:style>
    <style:style style:name="T138" style:family="text">
      <style:text-properties officeooo:rsid="01ae0da3"/>
    </style:style>
    <style:style style:name="T139" style:family="text">
      <style:text-properties style:font-name="var ff-mono" fo:background-color="transparent" loext:char-shading-value="0" loext:padding="0in" loext:border="none"/>
    </style:style>
    <style:style style:name="T140" style:family="text">
      <style:text-properties officeooo:rsid="01b54a20"/>
    </style:style>
    <style:style style:name="T141" style:family="text">
      <style:text-properties officeooo:rsid="01a01311"/>
    </style:style>
    <style:style style:name="T142" style:family="text">
      <style:text-properties officeooo:rsid="01c4e2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text:span text:style-name="T129">10 </text:span>lines of text files</text:p>
      <text:p text:style-name="P7"><text:s/>a. head /var/log/messages</text:p>
      <text:p text:style-name="P7"/>
      <text:p text:style-name="P7">28. tail - displays the closing <text:span text:style-name="T129">10 </text:span>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10"/></text:p>
      <text:p text:style-name="P19"><text:span text:style-name="T110">3</text:span><text:span text:style-name="T109">1. Kernel path</text:span></text:p>
      <text:p text:style-name="P19"><text:span text:style-name="T112">Ans. </text:span><text:span text:style-name="T109">/boot/grub/grub.c</text:span><text:span text:style-name="T113">f</text:span><text:span text:style-name="T109">g</text:span></text:p>
      <text:p text:style-name="P1"><text:span text:style-name="T110"/></text:p>
      <text:p text:style-name="P19"><text:span text:style-name="T110">3</text:span><text:span text:style-name="T109">2.</text:span><text:span text:style-name="T111"> </text:span><text:span text:style-name="T114">What are the known commands for disk partitioning?</text:span></text:p>
      <text:p text:style-name="P20"><text:span text:style-name="T112">Ans. </text:span><text:span text:style-name="T109">fdisk, parted</text:span></text:p>
      <text:p text:style-name="P1"><text:span text:style-name="T110"/></text:p>
      <text:p text:style-name="P1"><text:span text:style-name="T110"/></text:p>
      <text:p text:style-name="P1"><text:soft-page-break/><text:span text:style-name="T110">1. File and Directory Management</text:span></text:p>
      <text:p text:style-name="P1"><text:span text:style-name="T110"><text:s text:c="4"/>• ls – List directory contents</text:span></text:p>
      <text:p text:style-name="P1"><text:span text:style-name="T110"><text:s text:c="4"/>• cd – Change directory</text:span></text:p>
      <text:p text:style-name="P1"><text:span text:style-name="T110"><text:s text:c="4"/>• pwd – Print working directory</text:span></text:p>
      <text:p text:style-name="P1"><text:span text:style-name="T110"><text:s text:c="4"/>• cp – Copy files and directories</text:span></text:p>
      <text:p text:style-name="P1"><text:span text:style-name="T110"><text:s text:c="4"/>• mv – Move or rename files and directories</text:span></text:p>
      <text:p text:style-name="P1"><text:span text:style-name="T110"><text:s text:c="4"/>• rm – Remove files or directories</text:span></text:p>
      <text:p text:style-name="P1"><text:span text:style-name="T110"><text:s text:c="4"/>• mkdir – Make directories</text:span></text:p>
      <text:p text:style-name="P1"><text:span text:style-name="T110"><text:s text:c="4"/>• rmdir – Remove empty directories</text:span></text:p>
      <text:p text:style-name="P1"><text:span text:style-name="T110"><text:s text:c="4"/>• touch – Change file timestamps or create empty files</text:span></text:p>
      <text:p text:style-name="P1"><text:span text:style-name="T110"><text:s text:c="4"/>• find – Search for files in a directory hierarchy</text:span></text:p>
      <text:p text:style-name="P1"><text:span text:style-name="T110"><text:s text:c="4"/>• locate – Find files by name</text:span></text:p>
      <text:p text:style-name="P1"><text:span text:style-name="T110"><text:s text:c="4"/>• tree – Display directories in a tree-like format</text:span></text:p>
      <text:p text:style-name="P1"><text:span text:style-name="T110"><text:s text:c="4"/>• chmod – Change file permissions</text:span></text:p>
      <text:p text:style-name="P1"><text:span text:style-name="T110"><text:s text:c="4"/>• chown – Change file owner and group</text:span></text:p>
      <text:p text:style-name="P1"><text:span text:style-name="T110"><text:s text:c="4"/>• chgrp – Change group ownership</text:span></text:p>
      <text:p text:style-name="P1"><text:span text:style-name="T110"><text:s text:c="4"/>• stat – Display file or file system status</text:span></text:p>
      <text:p text:style-name="P1"><text:span text:style-name="T110"/></text:p>
      <text:p text:style-name="P1"><text:span text:style-name="T110"><text:s text:c="4"/>2. File Viewing and Editing</text:span></text:p>
      <text:p text:style-name="P1"><text:span text:style-name="T110"><text:s text:c="4"/>• cat – Concatenate and display file content</text:span></text:p>
      <text:p text:style-name="P1"><text:span text:style-name="T110"><text:s text:c="4"/>• tac – Concatenate and display file content in reverse</text:span></text:p>
      <text:p text:style-name="P1"><text:span text:style-name="T110"><text:s text:c="4"/>• more – View file content interactively (page by page)</text:span></text:p>
      <text:p text:style-name="P1"><text:span text:style-name="T110"><text:s text:c="4"/>• less – View file content interactively (scrollable)</text:span></text:p>
      <text:p text:style-name="P1"><text:span text:style-name="T110"><text:s text:c="4"/>• head – Output the first part of a file</text:span></text:p>
      <text:p text:style-name="P1"><text:span text:style-name="T110"><text:s text:c="4"/>• tail – Output the last part of a file</text:span></text:p>
      <text:p text:style-name="P1"><text:span text:style-name="T110"><text:s text:c="4"/>• nano – Text editor (terminal-based)</text:span></text:p>
      <text:p text:style-name="P1"><text:span text:style-name="T110"><text:s text:c="4"/>• vim / vi – Advanced text editors</text:span></text:p>
      <text:p text:style-name="P1"><text:span text:style-name="T110"><text:s text:c="4"/>• emacs – Text editor</text:span></text:p>
      <text:p text:style-name="P1"><text:span text:style-name="T110"><text:s text:c="4"/>• grep – Search text using patterns</text:span></text:p>
      <text:p text:style-name="P1"><text:span text:style-name="T110"><text:s text:c="4"/>• sed – Stream editor for filtering and transforming text</text:span></text:p>
      <text:p text:style-name="P1"><text:span text:style-name="T110"><text:s text:c="4"/>• awk – Pattern scanning and processing language</text:span></text:p>
      <text:p text:style-name="P1"><text:span text:style-name="T110"><text:s text:c="4"/>• cut – Remove sections from each line of files</text:span></text:p>
      <text:p text:style-name="P1"><text:span text:style-name="T110"><text:s text:c="4"/>• sort – Sort lines of text files</text:span></text:p>
      <text:p text:style-name="P1"><text:span text:style-name="T110"><text:s text:c="4"/>• uniq – Report or omit repeated lines</text:span></text:p>
      <text:p text:style-name="P1"><text:span text:style-name="T110"/></text:p>
      <text:p text:style-name="P1"><text:span text:style-name="T110"><text:s text:c="4"/>3. Process Management</text:span></text:p>
      <text:p text:style-name="P1"><text:span text:style-name="T110"><text:s text:c="4"/>• ps – Report a snapshot of current processes</text:span></text:p>
      <text:p text:style-name="P1"><text:span text:style-name="T110"><text:s text:c="4"/>• top – Display Linux tasks</text:span></text:p>
      <text:p text:style-name="P1"><text:span text:style-name="T110"><text:s text:c="4"/>• htop – Interactive process viewer (advanced top)</text:span></text:p>
      <text:p text:style-name="P1"><text:span text:style-name="T110"><text:s text:c="4"/>• kill – Send a signal to a process, typically to terminate</text:span></text:p>
      <text:p text:style-name="P1"><text:span text:style-name="T110"><text:s text:c="4"/>• killall – Terminate processes by name</text:span></text:p>
      <text:p text:style-name="P1"><text:span text:style-name="T110"><text:s text:c="4"/>• bg – Resume a suspended job in the background</text:span></text:p>
      <text:p text:style-name="P1"><text:span text:style-name="T110"><text:s text:c="4"/>• fg – Bring a job to the foreground</text:span></text:p>
      <text:p text:style-name="P1"><text:span text:style-name="T110"><text:s text:c="4"/>• jobs – List active jobs</text:span></text:p>
      <text:p text:style-name="P1"><text:span text:style-name="T110"><text:s text:c="4"/>• nice – Run a program with modified scheduling priority</text:span></text:p>
      <text:p text:style-name="P1"><text:span text:style-name="T110"><text:s text:c="4"/>• renice – Alter priority of running processes</text:span></text:p>
      <text:p text:style-name="P1"><text:span text:style-name="T110"><text:s text:c="4"/>• uptime – Show how long the system has been running</text:span></text:p>
      <text:p text:style-name="P1"><text:span text:style-name="T110"><text:s text:c="4"/>• time – Measure program running time</text:span></text:p>
      <text:p text:style-name="P1"><text:soft-page-break/><text:span text:style-name="T110"><text:s text:c="4"/>4. Disk Management</text:span></text:p>
      <text:p text:style-name="P1"><text:span text:style-name="T110"><text:s text:c="4"/>• df – Report file system disk space usage</text:span></text:p>
      <text:p text:style-name="P1"><text:span text:style-name="T110"><text:s text:c="4"/>• du – Estimate file space usage</text:span></text:p>
      <text:p text:style-name="P1"><text:span text:style-name="T110"><text:s text:c="4"/>• fdisk – Partition table manipulator for Linux</text:span></text:p>
      <text:p text:style-name="P1"><text:span text:style-name="T110"><text:s text:c="4"/>• lsblk – List information about block devices</text:span></text:p>
      <text:p text:style-name="P1"><text:span text:style-name="T110"><text:s text:c="4"/>• mount – Mount a file system</text:span></text:p>
      <text:p text:style-name="P1"><text:span text:style-name="T110"><text:s text:c="4"/>• umount – Unmount a file system</text:span></text:p>
      <text:p text:style-name="P1"><text:span text:style-name="T110"><text:s text:c="4"/>• parted – A partition manipulation program</text:span></text:p>
      <text:p text:style-name="P1"><text:span text:style-name="T110"><text:s text:c="4"/>• mkfs – Create a file system</text:span></text:p>
      <text:p text:style-name="P1"><text:span text:style-name="T110"><text:s text:c="4"/>• fsck – File system consistency check and repair</text:span></text:p>
      <text:p text:style-name="P1"><text:span text:style-name="T110"><text:s text:c="4"/>• blkid – Locate/print block device attributes</text:span></text:p>
      <text:p text:style-name="P1"><text:span text:style-name="T110"/></text:p>
      <text:p text:style-name="P1"><text:span text:style-name="T110"><text:s text:c="4"/>5. Networking</text:span></text:p>
      <text:p text:style-name="P1"><text:span text:style-name="T110"><text:s text:c="4"/>• ifconfig – Configure network interfaces</text:span></text:p>
      <text:p text:style-name="P1"><text:span text:style-name="T110"><text:s text:c="4"/>• ip – Show/manipulate routing, devices, and tunnels</text:span></text:p>
      <text:p text:style-name="P1"><text:span text:style-name="T110"><text:s text:c="4"/>• ping – Send ICMP Echo requests to network hosts</text:span></text:p>
      <text:p text:style-name="P1"><text:span text:style-name="T110"><text:s text:c="4"/>• netstat – Network statistics</text:span></text:p>
      <text:p text:style-name="P1"><text:span text:style-name="T110"><text:s text:c="4"/>• ss – Socket statistics (faster than netstat)</text:span></text:p>
      <text:p text:style-name="P1"><text:span text:style-name="T110"><text:s text:c="4"/>• traceroute – Trace the route packets take to a network host</text:span></text:p>
      <text:p text:style-name="P1"><text:span text:style-name="T110"><text:s text:c="4"/>• nslookup – Query Internet name servers interactively</text:span></text:p>
      <text:p text:style-name="P1"><text:span text:style-name="T110"><text:s text:c="4"/>• dig – DNS lookup utility</text:span></text:p>
      <text:p text:style-name="P1"><text:span text:style-name="T110"><text:s text:c="4"/>• wget – Non-interactive network downloader</text:span></text:p>
      <text:p text:style-name="P1"><text:span text:style-name="T110"><text:s text:c="4"/>• curl – Transfer data with URLs</text:span></text:p>
      <text:p text:style-name="P1"><text:span text:style-name="T110"><text:s text:c="4"/>• scp – Secure copy files between hosts</text:span></text:p>
      <text:p text:style-name="P1"><text:span text:style-name="T110"><text:s text:c="4"/>• ssh – Secure shell for remote login</text:span></text:p>
      <text:p text:style-name="P1"><text:span text:style-name="T110"><text:s text:c="4"/>• ftp – File Transfer Protocol client</text:span></text:p>
      <text:p text:style-name="P1"><text:span text:style-name="T110"/></text:p>
      <text:p text:style-name="P1"><text:span text:style-name="T110"><text:s text:c="4"/>6. User and Group Management</text:span></text:p>
      <text:p text:style-name="P1"><text:span text:style-name="T110"><text:s text:c="4"/>• useradd – Add a user to the system</text:span></text:p>
      <text:p text:style-name="P1"><text:span text:style-name="T110"><text:s text:c="4"/>• usermod – Modify a user account</text:span></text:p>
      <text:p text:style-name="P1"><text:span text:style-name="T110"><text:s text:c="4"/>• userdel – Delete a user account</text:span></text:p>
      <text:p text:style-name="P1"><text:span text:style-name="T110"><text:s text:c="4"/>• groupadd – Add a group to the system</text:span></text:p>
      <text:p text:style-name="P1"><text:span text:style-name="T110"><text:s text:c="4"/>• groupdel – Delete a group</text:span></text:p>
      <text:p text:style-name="P1"><text:span text:style-name="T110"><text:s text:c="4"/>• passwd – Change user password</text:span></text:p>
      <text:p text:style-name="P1"><text:span text:style-name="T110"><text:s text:c="4"/>• chage – Change user password expiry information</text:span></text:p>
      <text:p text:style-name="P1"><text:span text:style-name="T110"><text:s text:c="4"/>• whoami – Print the current logged-in user</text:span></text:p>
      <text:p text:style-name="P1"><text:span text:style-name="T110"><text:s text:c="4"/>• who – Show who is logged in</text:span></text:p>
      <text:p text:style-name="P1"><text:span text:style-name="T110"><text:s text:c="4"/>• w – Show who is logged in and what they’re doing</text:span></text:p>
      <text:p text:style-name="P1"><text:span text:style-name="T110"><text:s text:c="4"/>• id – Display user and group information</text:span></text:p>
      <text:p text:style-name="P1"><text:span text:style-name="T110"><text:s text:c="4"/>• groups – Show user’s groups</text:span></text:p>
      <text:p text:style-name="P1"><text:span text:style-name="T110"/></text:p>
      <text:p text:style-name="P1"><text:span text:style-name="T110"><text:s text:c="4"/>7. System Information and Monitoring</text:span></text:p>
      <text:p text:style-name="P1"><text:span text:style-name="T110"><text:s text:c="4"/>• uname – Print system information</text:span></text:p>
      <text:p text:style-name="P1"><text:span text:style-name="T110"><text:s text:c="4"/>• hostname – Show or set the system’s hostname</text:span></text:p>
      <text:p text:style-name="P1"><text:span text:style-name="T110"><text:s text:c="4"/>• uptime – How long the system has been running</text:span></text:p>
      <text:p text:style-name="P1"><text:span text:style-name="T110"><text:s text:c="4"/>• dmesg – Boot and system messages</text:span></text:p>
      <text:p text:style-name="P1"><text:span text:style-name="T110"><text:s text:c="4"/>• free – Display memory usage</text:span></text:p>
      <text:p text:style-name="P1"><text:span text:style-name="T110"><text:s text:c="4"/>• top – Display Linux tasks</text:span></text:p>
      <text:p text:style-name="P1"><text:soft-page-break/><text:span text:style-name="T110"><text:s text:c="4"/>• vmstat – Report virtual memory statistics</text:span></text:p>
      <text:p text:style-name="P1"><text:span text:style-name="T110"><text:s text:c="4"/>• lscpu – Display information about the CPU architecture</text:span></text:p>
      <text:p text:style-name="P1"><text:span text:style-name="T110"><text:s text:c="4"/>• lsusb – List USB devices</text:span></text:p>
      <text:p text:style-name="P1"><text:span text:style-name="T110"><text:s text:c="4"/>• lspci – List PCI devices</text:span></text:p>
      <text:p text:style-name="P1"><text:span text:style-name="T110"><text:s text:c="4"/>• lshw – List hardware configuration</text:span></text:p>
      <text:p text:style-name="P1"><text:span text:style-name="T110"/></text:p>
      <text:p text:style-name="P1"><text:span text:style-name="T110"><text:s text:c="4"/>8. Archiving and Compression</text:span></text:p>
      <text:p text:style-name="P1"><text:span text:style-name="T110"><text:s text:c="4"/>• tar – Archive files</text:span></text:p>
      <text:p text:style-name="P1"><text:span text:style-name="T110"><text:s text:c="8"/>◦ tar -czf archive.tar.gz /path/to/directory – Compress files using gzip</text:span></text:p>
      <text:p text:style-name="P1"><text:span text:style-name="T110"><text:s text:c="8"/>◦ tar -xzf archive.tar.gz – Extract gzipped tarball</text:span></text:p>
      <text:p text:style-name="P1"><text:span text:style-name="T110"><text:s text:c="8"/>◦ tar -cf archive.tar /path/to/directory – Create a tarball</text:span></text:p>
      <text:p text:style-name="P1"><text:span text:style-name="T110"><text:s text:c="8"/>◦ tar -xf archive.tar – Extract tarball</text:span></text:p>
      <text:p text:style-name="P1"><text:span text:style-name="T110"><text:s text:c="4"/>• zip – Package and compress files into a ZIP archive</text:span></text:p>
      <text:p text:style-name="P1"><text:span text:style-name="T110"><text:s text:c="4"/>• unzip – Extract files from a ZIP archive</text:span></text:p>
      <text:p text:style-name="P1"><text:span text:style-name="T110"><text:s text:c="4"/>• gzip – Compress files using the gzip algorithm</text:span></text:p>
      <text:p text:style-name="P1"><text:span text:style-name="T110"><text:s text:c="4"/>• gunzip – Decompress files compressed with gzip</text:span></text:p>
      <text:p text:style-name="P1"><text:span text:style-name="T110"><text:s text:c="4"/>• bzip2 – Compress files using the bzip2 algorithm</text:span></text:p>
      <text:p text:style-name="P1"><text:span text:style-name="T110"><text:s text:c="4"/>• bunzip2 – Decompress files compressed with bzip2</text:span></text:p>
      <text:p text:style-name="P1"><text:span text:style-name="T110"><text:s text:c="4"/>• xz – Compress files using the xz algorithm</text:span></text:p>
      <text:p text:style-name="P1"><text:span text:style-name="T110"><text:s text:c="4"/>• unxz – Decompress files compressed with xz</text:span></text:p>
      <text:p text:style-name="P1"><text:span text:style-name="T110"/></text:p>
      <text:p text:style-name="P1"><text:span text:style-name="T110"><text:s text:c="4"/>9. Package Management (Depends on Distribution)</text:span></text:p>
      <text:p text:style-name="P1"><text:span text:style-name="T110">Debian-based (e.g., Ubuntu)</text:span></text:p>
      <text:p text:style-name="P1"><text:span text:style-name="T110"><text:s text:c="8"/>◦ apt-get – APT package handling utility</text:span></text:p>
      <text:p text:style-name="P1"><text:span text:style-name="T110"><text:s text:c="12"/>▪ apt-get install &lt;package&gt; – Install a package</text:span></text:p>
      <text:p text:style-name="P1"><text:span text:style-name="T110"><text:s text:c="12"/>▪ apt-get update – Update package list</text:span></text:p>
      <text:p text:style-name="P1"><text:span text:style-name="T110"><text:s text:c="12"/>▪ apt-get upgrade – Upgrade installed packages</text:span></text:p>
      <text:p text:style-name="P1"><text:span text:style-name="T110"><text:s text:c="12"/>▪ apt-get remove &lt;package&gt; – Remove a package</text:span></text:p>
      <text:p text:style-name="P1"><text:span text:style-name="T110"><text:s text:c="8"/>◦ apt-cache – Query APT cache</text:span></text:p>
      <text:p text:style-name="P1"><text:span text:style-name="T110"><text:s text:c="12"/>▪ apt-cache search &lt;package&gt; – Search for a package</text:span></text:p>
      <text:p text:style-name="P1"><text:span text:style-name="T110"><text:s text:c="12"/>▪ apt-cache show &lt;package&gt; – Show package details</text:span></text:p>
      <text:p text:style-name="P1"><text:span text:style-name="T110">Red Hat-based (e.g., CentOS, Fedora)</text:span></text:p>
      <text:p text:style-name="P1"><text:span text:style-name="T110"><text:s text:c="8"/>◦ yum – Package manager for RPM-based systems</text:span></text:p>
      <text:p text:style-name="P1"><text:span text:style-name="T110"><text:s text:c="12"/>▪ yum install &lt;package&gt; – Install a package</text:span></text:p>
      <text:p text:style-name="P1"><text:span text:style-name="T110"><text:s text:c="12"/>▪ yum update – Update installed packages</text:span></text:p>
      <text:p text:style-name="P1"><text:span text:style-name="T110"><text:s text:c="12"/>▪ yum remove &lt;package&gt; – Remove a package</text:span></text:p>
      <text:p text:style-name="P1"><text:span text:style-name="T110"><text:s text:c="8"/>◦ dnf – Next-generation package manager (Fedora, CentOS 8+)</text:span></text:p>
      <text:p text:style-name="P1"><text:span text:style-name="T110"><text:s text:c="12"/>▪ dnf install &lt;package&gt; – Install a package</text:span></text:p>
      <text:p text:style-name="P1"><text:span text:style-name="T110"><text:s text:c="12"/>▪ dnf update – Update installed packages</text:span></text:p>
      <text:p text:style-name="P1"><text:span text:style-name="T110"><text:s text:c="12"/>▪ dnf remove &lt;package&gt; – Remove a package</text:span></text:p>
      <text:p text:style-name="P1"><text:span text:style-name="T110">General Commands</text:span></text:p>
      <text:p text:style-name="P1"><text:span text:style-name="T110"><text:s text:c="8"/>◦ rpm – RPM package manager</text:span></text:p>
      <text:p text:style-name="P1"><text:span text:style-name="T110"><text:s text:c="12"/>▪ rpm -i &lt;package.rpm&gt; – Install an RPM package</text:span></text:p>
      <text:p text:style-name="P1"><text:span text:style-name="T110"><text:s text:c="12"/>▪ rpm -e &lt;package&gt; – Remove an RPM package</text:span></text:p>
      <text:p text:style-name="P1"><text:span text:style-name="T110"><text:s text:c="8"/>◦ dpkg – Debian package manager</text:span></text:p>
      <text:p text:style-name="P1"><text:span text:style-name="T110">o dpkg -i &lt;package.deb&gt; – Install a Debian package</text:span></text:p>
      <text:p text:style-name="P1"><text:span text:style-name="T110"><text:s text:c="12"/>▪ dpkg -r &lt;package&gt; – Remove a Debian package</text:span></text:p>
      <text:p text:style-name="P1"><text:span text:style-name="T110"/></text:p>
      <text:p text:style-name="P1"><text:soft-page-break/><text:span text:style-name="T110"><text:s text:c="4"/>10. System Services and Daemon Management</text:span></text:p>
      <text:p text:style-name="P1"><text:span text:style-name="T110"><text:s text:c="8"/>◦ systemctl – Control the systemd system and service manager</text:span></text:p>
      <text:p text:style-name="P1"><text:span text:style-name="T110"><text:s text:c="12"/>▪ systemctl start &lt;service&gt; – Start a service</text:span></text:p>
      <text:p text:style-name="P1"><text:span text:style-name="T110"><text:s text:c="12"/>▪ systemctl stop &lt;service&gt; – Stop a service</text:span></text:p>
      <text:p text:style-name="P1"><text:span text:style-name="T110"><text:s text:c="12"/>▪ systemctl restart &lt;service&gt; – Restart a service</text:span></text:p>
      <text:p text:style-name="P1"><text:span text:style-name="T110"><text:s text:c="12"/>▪ systemctl enable &lt;service&gt; – Enable a service to start on boot</text:span></text:p>
      <text:p text:style-name="P1"><text:span text:style-name="T110"><text:s text:c="12"/>▪ systemctl disable &lt;service&gt; – Disable a service from starting on boot</text:span></text:p>
      <text:p text:style-name="P1"><text:span text:style-name="T110"><text:s text:c="12"/>▪ systemctl status &lt;service&gt; – Check service status</text:span></text:p>
      <text:p text:style-name="P1"><text:span text:style-name="T110"><text:s text:c="8"/>◦ service – Older service management command (used in non- systemd systems)</text:span></text:p>
      <text:p text:style-name="P1"><text:span text:style-name="T110"><text:s text:c="12"/>▪ service &lt;service&gt; start – Start a service</text:span></text:p>
      <text:p text:style-name="P1"><text:span text:style-name="T110"><text:s text:c="12"/>▪ service &lt;service&gt; stop – Stop a service</text:span></text:p>
      <text:p text:style-name="P1"><text:span text:style-name="T110"><text:s text:c="12"/>▪ service &lt;service&gt; restart – Restart a service</text:span></text:p>
      <text:p text:style-name="P1"><text:span text:style-name="T110"><text:s text:c="12"/>▪ service &lt;service&gt; status – Check service status</text:span></text:p>
      <text:p text:style-name="P1"><text:span text:style-name="T110"/></text:p>
      <text:p text:style-name="P1"><text:span text:style-name="T110"><text:s text:c="4"/>11. Scheduling Tasks</text:span></text:p>
      <text:p text:style-name="P1"><text:span text:style-name="T110"><text:s text:c="8"/>◦ cron – Daemon for running scheduled commands</text:span></text:p>
      <text:p text:style-name="P1"><text:span text:style-name="T110"><text:s text:c="12"/>▪ crontab -e – Edit cron jobs for the current user</text:span></text:p>
      <text:p text:style-name="P1"><text:span text:style-name="T110"><text:s text:c="12"/>▪ crontab -l – List the current user’s cron jobs</text:span></text:p>
      <text:p text:style-name="P1"><text:span text:style-name="T110"><text:s text:c="12"/>▪ crontab -r – Remove the current user's cron jobs</text:span></text:p>
      <text:p text:style-name="P1"><text:span text:style-name="T110"><text:s text:c="8"/>◦ at – Run commands at a specified time</text:span></text:p>
      <text:p text:style-name="P1"><text:span text:style-name="T110"><text:s text:c="12"/>▪ at 09:00 – Schedule a command to run at 09:00 AM</text:span></text:p>
      <text:p text:style-name="P1"><text:span text:style-name="T110"><text:s text:c="8"/>◦ batch – Run commands when the system load is low</text:span></text:p>
      <text:p text:style-name="P1"><text:span text:style-name="T110"><text:s text:c="8"/>◦ sleep – Delay for a specified time</text:span></text:p>
      <text:p text:style-name="P1"><text:span text:style-name="T110"><text:s text:c="12"/>▪ sleep 5s – Sleep for 5 seconds</text:span></text:p>
      <text:p text:style-name="P1"><text:span text:style-name="T110"/></text:p>
      <text:p text:style-name="P1"><text:span text:style-name="T110"><text:s text:c="4"/>12. File Permissions and Security</text:span></text:p>
      <text:p text:style-name="P1"><text:span text:style-name="T110"><text:s text:c="8"/>◦ chmod – Change file permissions</text:span></text:p>
      <text:p text:style-name="P1"><text:span text:style-name="T110"><text:s text:c="8"/>◦ chown – Change file owner and group</text:span></text:p>
      <text:p text:style-name="P1"><text:span text:style-name="T110"><text:s text:c="8"/>◦ chgrp – Change the group ownership of a file</text:span></text:p>
      <text:p text:style-name="P1"><text:span text:style-name="T110"><text:s text:c="8"/>◦ umask – Set default permissions for new files</text:span></text:p>
      <text:p text:style-name="P1"><text:span text:style-name="T110"><text:s text:c="8"/>◦ setfacl – Set file access control lists (ACL)</text:span></text:p>
      <text:p text:style-name="P1"><text:span text:style-name="T110"><text:s text:c="8"/>◦ getfacl – Get file access control lists (ACL)</text:span></text:p>
      <text:p text:style-name="P1"><text:span text:style-name="T110"><text:s text:c="8"/>◦ sudo – Execute a command as another user (usually root)</text:span></text:p>
      <text:p text:style-name="P1"><text:span text:style-name="T110"><text:s text:c="8"/>◦ visudo – Edit the sudoers file safely</text:span></text:p>
      <text:p text:style-name="P1"><text:span text:style-name="T110"><text:s text:c="8"/>◦ passwd – Change a user’s password</text:span></text:p>
      <text:p text:style-name="P1"><text:span text:style-name="T110"><text:s text:c="8"/>◦ sudoers – Manage sudo access for users</text:span></text:p>
      <text:p text:style-name="P1"><text:span text:style-name="T110"><text:s text:c="8"/>◦ gpasswd – Administer group password</text:span></text:p>
      <text:p text:style-name="P1"><text:span text:style-name="T110"><text:s text:c="8"/>◦ ss – Display socket statistics (for secure network connections)</text:span></text:p>
      <text:p text:style-name="P1"><text:span text:style-name="T110"/></text:p>
      <text:p text:style-name="P1"><text:span text:style-name="T110"><text:s text:c="4"/>13. System Backup and Restore</text:span></text:p>
      <text:p text:style-name="P1"><text:span text:style-name="T110"><text:s text:c="8"/>◦ rsync – Remote file and directory synchronization</text:span></text:p>
      <text:p text:style-name="P1"><text:span text:style-name="T110"><text:s text:c="12"/>▪ rsync -avz source/ destination/ – Synchronize files</text:span></text:p>
      <text:p text:style-name="P1"><text:span text:style-name="T110"><text:s text:c="12"/>▪ rsync -avz -e ssh source/ user@remote:/destination/ – Sync over SSH</text:span></text:p>
      <text:p text:style-name="P1"><text:span text:style-name="T110"><text:s text:c="8"/>◦ cpio – Copy files to and from archives</text:span></text:p>
      <text:p text:style-name="P1"><text:span text:style-name="T110"><text:s text:c="8"/>◦ dd – Low-level copying and backup of entire filesystems</text:span></text:p>
      <text:p text:style-name="P1"><text:span text:style-name="T110"><text:s text:c="12"/>▪ dd if=/dev/sda of=/path/to/backup.img – Backup a disk/partition</text:span></text:p>
      <text:p text:style-name="P1"><text:span text:style-name="T110"><text:s text:c="12"/>▪ dd if=/path/to/backup.img of=/dev/sda – Restore a disk/partition</text:span></text:p>
      <text:p text:style-name="P1"><text:span text:style-name="T110"/></text:p>
      <text:p text:style-name="P1"><text:soft-page-break/><text:span text:style-name="T110"><text:s text:c="4"/>14. System Diagnostics and Troubleshooting</text:span></text:p>
      <text:p text:style-name="P1"><text:span text:style-name="T110"><text:s text:c="8"/>◦ dmesg – Print the kernel ring buffer messages (system boot and hardware-related messages)</text:span></text:p>
      <text:p text:style-name="P1"><text:span text:style-name="T110"><text:s text:c="8"/>◦ journalctl – Query and view logs from systemd’s journal</text:span></text:p>
      <text:p text:style-name="P1"><text:span text:style-name="T110"><text:s text:c="8"/>◦ strace – Trace system calls and signals</text:span></text:p>
      <text:p text:style-name="P1"><text:span text:style-name="T110"><text:s text:c="12"/>▪ strace &lt;command&gt; – Trace a command’s system calls</text:span></text:p>
      <text:p text:style-name="P1"><text:span text:style-name="T110"><text:s text:c="8"/>◦ lsof – List open files (useful for debugging)</text:span></text:p>
      <text:p text:style-name="P1"><text:span text:style-name="T110"><text:s text:c="12"/>▪ lsof &lt;file&gt; – Show processes using a specific file</text:span></text:p>
      <text:p text:style-name="P1"><text:span text:style-name="T110"><text:s text:c="8"/>◦ vmstat – Report virtual memory statistics</text:span></text:p>
      <text:p text:style-name="P1"><text:span text:style-name="T110"><text:s text:c="8"/>◦ iostat – Report CPU and I/O statistics</text:span></text:p>
      <text:p text:style-name="P1"><text:span text:style-name="T110"><text:s text:c="8"/>◦ mpstat – Report CPU usage statistics</text:span></text:p>
      <text:p text:style-name="P1"><text:span text:style-name="T110"><text:s text:c="8"/>◦ pidstat – Report statistics by process</text:span></text:p>
      <text:p text:style-name="P1"><text:span text:style-name="T110"><text:s text:c="8"/>◦ free – Display memory usage</text:span></text:p>
      <text:p text:style-name="P1"><text:span text:style-name="T110"><text:s text:c="8"/>◦ uptime – How long the system has been running</text:span></text:p>
      <text:p text:style-name="P1"><text:span text:style-name="T110"><text:s text:c="8"/>◦ watch – Execute a program periodically, showing output</text:span></text:p>
      <text:p text:style-name="P1"><text:span text:style-name="T110"><text:s text:c="12"/>▪ watch -n 1 free – Watch memory usage every second</text:span></text:p>
      <text:p text:style-name="P1"><text:span text:style-name="T110"><text:s text:c="8"/>◦ lshw – List hardware configuration</text:span></text:p>
      <text:p text:style-name="P1"><text:span text:style-name="T110"><text:s text:c="8"/>◦ htop – Interactive process viewer (better than top)</text:span></text:p>
      <text:p text:style-name="P1"><text:span text:style-name="T110"><text:s text:c="8"/>◦ netstat – Network statistics (deprecated in favor of ss)</text:span></text:p>
      <text:p text:style-name="P1"><text:span text:style-name="T110"><text:s text:c="8"/>◦ ss – Show socket statistics (more efficient than netstat)</text:span></text:p>
      <text:p text:style-name="P1"><text:span text:style-name="T110"/></text:p>
      <text:p text:style-name="P1"><text:span text:style-name="T110"><text:s text:c="4"/>15. Networking &amp; Remote Management</text:span></text:p>
      <text:p text:style-name="P1"><text:span text:style-name="T110"><text:s text:c="8"/>◦ ifconfig – Configure network interfaces (older command, replaced by ip)</text:span></text:p>
      <text:p text:style-name="P1"><text:span text:style-name="T110"><text:s text:c="8"/>◦ ip – A more modern alternative for managing network interfaces and routing</text:span></text:p>
      <text:p text:style-name="P1"><text:span text:style-name="T110"><text:s text:c="12"/>▪ ip addr – Show IP addresses</text:span></text:p>
      <text:p text:style-name="P1"><text:span text:style-name="T110"><text:s text:c="12"/>▪ ip link – Show or manipulate network interfaces</text:span></text:p>
      <text:p text:style-name="P1"><text:span text:style-name="T110"><text:s text:c="12"/>▪ ip route – Show or manipulate routing tables</text:span></text:p>
      <text:p text:style-name="P1"><text:span text:style-name="T110"><text:s text:c="8"/>◦ ss – Display socket statistics (useful for diagnosing network issues)</text:span></text:p>
      <text:p text:style-name="P1"><text:span text:style-name="T110"><text:s text:c="8"/>◦ nmap – Network exploration tool (can be used for security auditing)</text:span></text:p>
      <text:p text:style-name="P1"><text:span text:style-name="T110"><text:s text:c="8"/>◦ telnet – User interface to the TELNET protocol (less common nowadays)</text:span></text:p>
      <text:p text:style-name="P1"><text:span text:style-name="T110"><text:s text:c="8"/>◦ nc (Netcat) – Network utility for reading and writing from network connections</text:span></text:p>
      <text:p text:style-name="P1"><text:span text:style-name="T110"><text:s text:c="12"/>▪ nc -l -p 1234 – Listen on port 1234</text:span></text:p>
      <text:p text:style-name="P1"><text:span text:style-name="T110"><text:s text:c="12"/>▪ nc &lt;host&gt; &lt;port&gt; – Connect to a host and port</text:span></text:p>
      <text:p text:style-name="P1"><text:span text:style-name="T110"><text:s text:c="8"/>◦ iptables – Administration tool for IPv4 packet filtering and NAT (Network Address Translation)</text:span></text:p>
      <text:p text:style-name="P1"><text:span text:style-name="T110"><text:s text:c="8"/>◦ firewalld – Frontend for managing firewall rules (used in some distros like Fedora and CentOS)</text:span></text:p>
      <text:p text:style-name="P1"><text:span text:style-name="T110"><text:s text:c="8"/>◦ ufw – Uncomplicated firewall (front-end for iptables)</text:span></text:p>
      <text:p text:style-name="P1"><text:span text:style-name="T110"><text:s text:c="12"/>▪ ufw enable – Enable firewall</text:span></text:p>
      <text:p text:style-name="P1"><text:span text:style-name="T110"><text:s text:c="12"/>▪ ufw allow &lt;port&gt; – Allow traffic on a specific port</text:span></text:p>
      <text:p text:style-name="P1"><text:span text:style-name="T110"><text:s text:c="8"/>◦ tcpdump – Command-line packet analyzer</text:span></text:p>
      <text:p text:style-name="P1"><text:span text:style-name="T110"><text:s text:c="8"/>◦ curl – Transfer data from or to a server using various protocols (HTTP, FTP, etc.)</text:span></text:p>
      <text:p text:style-name="P1"><text:span text:style-name="T110"><text:s text:c="8"/>◦ wget – Download files from the web via HTTP, HTTPS, FTP</text:span></text:p>
      <text:p text:style-name="P1"><text:span text:style-name="T110"><text:s text:c="8"/>◦ scp – Secure copy over SSH (used to copy files between systems)</text:span></text:p>
      <text:p text:style-name="P1"><text:span text:style-name="T110"><text:s text:c="12"/>▪ scp file.txt user@remote:/path/to/destination/ – Copy file to remote server</text:span></text:p>
      <text:p text:style-name="P1"><text:span text:style-name="T110"><text:s text:c="8"/>◦ rsync – Remote file and directory synchronization (often used for backups)</text:span></text:p>
      <text:p text:style-name="P1"><text:span text:style-name="T110"><text:s text:c="12"/>▪ rsync -avz /local/path/ remote:/remote/path/ – Sync directories</text:span></text:p>
      <text:p text:style-name="P1"><text:span text:style-name="T110"/></text:p>
      <text:p text:style-name="P1"><text:soft-page-break/><text:span text:style-name="T110"><text:s text:c="4"/>16. Text Processing Utilities</text:span></text:p>
      <text:p text:style-name="P1"><text:span text:style-name="T110"><text:s text:c="8"/>◦ grep – Search for patterns within files</text:span></text:p>
      <text:p text:style-name="P1"><text:span text:style-name="T110"><text:s text:c="12"/>▪ grep 'pattern' file.txt – Search for a pattern in a file</text:span></text:p>
      <text:p text:style-name="P1"><text:span text:style-name="T110"><text:s text:c="12"/>▪ grep -r 'pattern' /dir/ – Recursively search for a pattern</text:span></text:p>
      <text:p text:style-name="P1"><text:span text:style-name="T110"><text:s text:c="8"/>◦ sed – Stream editor for filtering and transforming text</text:span></text:p>
      <text:p text:style-name="P1"><text:span text:style-name="T110"><text:s text:c="12"/>▪ sed 's/old/new/g' file.txt – Replace old with new globally</text:span></text:p>
      <text:p text:style-name="P1"><text:span text:style-name="T110"><text:s text:c="8"/>◦ awk – A powerful text processing language</text:span></text:p>
      <text:p text:style-name="P1"><text:span text:style-name="T110"><text:s text:c="12"/>▪ awk '{print $1}' file.txt – Print the first column of each line in a file</text:span></text:p>
      <text:p text:style-name="P1"><text:span text:style-name="T110"><text:s text:c="8"/>◦ cut – Remove sections from each line of a file</text:span></text:p>
      <text:p text:style-name="P1"><text:span text:style-name="T110"><text:s text:c="12"/>▪ cut -d ':' -f 1 /etc/passwd – Print the first field of each line, delimited by ":"</text:span></text:p>
      <text:p text:style-name="P1"><text:span text:style-name="T110"><text:s text:c="8"/>◦ sort – Sort lines of text files</text:span></text:p>
      <text:p text:style-name="P1"><text:span text:style-name="T110"><text:s text:c="12"/>▪ sort file.txt – Sort file content in ascending order</text:span></text:p>
      <text:p text:style-name="P1"><text:span text:style-name="T110"><text:s text:c="8"/>◦ uniq – Report or omit repeated lines in a file</text:span></text:p>
      <text:p text:style-name="P1"><text:span text:style-name="T110"><text:s text:c="12"/>▪ sort file.txt | uniq – Sort and remove duplicate lines</text:span></text:p>
      <text:p text:style-name="P1"><text:span text:style-name="T110"><text:s text:c="8"/>◦ tee – Read from standard input and write to standard output and files</text:span></text:p>
      <text:p text:style-name="P1"><text:span text:style-name="T110"><text:s text:c="12"/>▪ echo "text" | tee file.txt – Write to file and show output on screen</text:span></text:p>
      <text:p text:style-name="P1"><text:span text:style-name="T110"><text:s text:c="8"/>◦ tr – Translate or delete characters</text:span></text:p>
      <text:p text:style-name="P1"><text:span text:style-name="T110"><text:s text:c="12"/>▪ echo "hello" | tr 'a-z' 'A-Z' – Convert lowercase to uppercase</text:span></text:p>
      <text:p text:style-name="P1"><text:span text:style-name="T110"><text:s text:c="8"/>◦ paste – Merge lines of files</text:span></text:p>
      <text:p text:style-name="P1"><text:span text:style-name="T110">o paste file1.txt file2.txt – Combine lines of file1 and file2 side by side</text:span></text:p>
      <text:p text:style-name="P1"><text:span text:style-name="T110"><text:s text:c="8"/>◦ wc – Word, line, character, and byte count</text:span></text:p>
      <text:p text:style-name="P1"><text:span text:style-name="T110"><text:s text:c="12"/>▪ wc -l file.txt – Count lines in a file</text:span></text:p>
      <text:p text:style-name="P1"><text:span text:style-name="T110"><text:s text:c="12"/>▪ wc -w file.txt – Count words in a file</text:span></text:p>
      <text:p text:style-name="P1"><text:span text:style-name="T110"/></text:p>
      <text:p text:style-name="P1"><text:span text:style-name="T110"><text:s text:c="4"/>17. System Shutdown and Reboot</text:span></text:p>
      <text:p text:style-name="P1"><text:span text:style-name="T110"><text:s text:c="8"/>◦ shutdown – Shut down the system</text:span></text:p>
      <text:p text:style-name="P1"><text:span text:style-name="T110"><text:s text:c="12"/>▪ shutdown -h now – Immediately shut down</text:span></text:p>
      <text:p text:style-name="P1"><text:span text:style-name="T110"><text:s text:c="12"/>▪ shutdown -r now – Reboot the system</text:span></text:p>
      <text:p text:style-name="P1"><text:span text:style-name="T110"><text:s text:c="12"/>▪ shutdown -h +10 – Shut down after 10 minutes</text:span></text:p>
      <text:p text:style-name="P1"><text:span text:style-name="T110"><text:s text:c="8"/>◦ reboot – Reboot the system</text:span></text:p>
      <text:p text:style-name="P1"><text:span text:style-name="T110"><text:s text:c="8"/>◦ halt – Halt the system immediately (equivalent to turning off power)</text:span></text:p>
      <text:p text:style-name="P1"><text:span text:style-name="T110"><text:s text:c="8"/>◦ poweroff – Power off the system</text:span></text:p>
      <text:p text:style-name="P1"><text:span text:style-name="T110"><text:s text:c="8"/>◦ init – Change the runlevel (old-style system manager)</text:span></text:p>
      <text:p text:style-name="P1"><text:span text:style-name="T110"><text:s text:c="12"/>▪ init 0 – Shutdown</text:span></text:p>
      <text:p text:style-name="P1"><text:span text:style-name="T110"><text:s text:c="12"/>▪ init 6 – Reboot</text:span></text:p>
      <text:p text:style-name="P1"><text:span text:style-name="T110"/></text:p>
      <text:p text:style-name="P1"><text:span text:style-name="T110"><text:s text:c="4"/>18. File System Mounting and Management</text:span></text:p>
      <text:p text:style-name="P1"><text:span text:style-name="T110"><text:s text:c="8"/>◦ mount – Mount a file system</text:span></text:p>
      <text:p text:style-name="P1"><text:span text:style-name="T110"><text:s text:c="12"/>▪ mount /dev/sda1 /mnt – Mount partition to a directory</text:span></text:p>
      <text:p text:style-name="P1"><text:span text:style-name="T110"><text:s text:c="8"/>◦ umount – Unmount a file system</text:span></text:p>
      <text:p text:style-name="P1"><text:span text:style-name="T110"><text:s text:c="12"/>▪ umount /mnt – Unmount the file system mounted at /mnt</text:span></text:p>
      <text:p text:style-name="P1"><text:span text:style-name="T110"><text:s text:c="8"/>◦ fstab – File system table (configuration file for mounting file systems)</text:span></text:p>
      <text:p text:style-name="P1"><text:span text:style-name="T110"><text:s text:c="12"/>▪ /etc/fstab – View and configure persistent mount points</text:span></text:p>
      <text:p text:style-name="P1"><text:span text:style-name="T110"><text:s text:c="8"/>◦ blkid – Display block device attributes</text:span></text:p>
      <text:p text:style-name="P1"><text:span text:style-name="T110"><text:s text:c="8"/>◦ fsck – Check and repair a file system</text:span></text:p>
      <text:p text:style-name="P1"><text:span text:style-name="T110">o fsck /dev/sda1 – Check and repair /dev/sda1</text:span></text:p>
      <text:p text:style-name="P1"><text:span text:style-name="T110"/></text:p>
      <text:p text:style-name="P1"><text:span text:style-name="T110"><text:s text:c="4"/>19. Filesystem Permissions and Security</text:span></text:p>
      <text:p text:style-name="P1"><text:soft-page-break/><text:span text:style-name="T110"><text:s text:c="8"/>◦ chmod – Change file permissions</text:span></text:p>
      <text:p text:style-name="P1"><text:span text:style-name="T110"><text:s text:c="12"/>▪ chmod 755 file.txt – Give read, write, and execute permissions to owner, and read-execute permissions to others</text:span></text:p>
      <text:p text:style-name="P1"><text:span text:style-name="T110"><text:s text:c="8"/>◦ chown – Change file owner and group</text:span></text:p>
      <text:p text:style-name="P1"><text:span text:style-name="T110"><text:s text:c="12"/>▪ chown user:group file.txt – Change owner and group of a file</text:span></text:p>
      <text:p text:style-name="P1"><text:span text:style-name="T110"><text:s text:c="8"/>◦ chgrp – Change group ownership of a file</text:span></text:p>
      <text:p text:style-name="P1"><text:span text:style-name="T110"><text:s text:c="12"/>▪ chgrp group file.txt – Change the group of a file</text:span></text:p>
      <text:p text:style-name="P1"><text:span text:style-name="T110"><text:s text:c="8"/>◦ umask – Set default permissions for new files</text:span></text:p>
      <text:p text:style-name="P1"><text:span text:style-name="T110"><text:s text:c="12"/>▪ umask 022 – Set default permissions for newly created files to 755</text:span></text:p>
      <text:p text:style-name="P1"><text:span text:style-name="T110"><text:s text:c="8"/>◦ setfacl – Set access control lists (ACL) for file permissions</text:span></text:p>
      <text:p text:style-name="P1"><text:span text:style-name="T110"><text:s text:c="8"/>◦ getfacl – Get access control lists (ACL) for file permissions</text:span></text:p>
      <text:p text:style-name="P1"><text:span text:style-name="T110"/></text:p>
      <text:p text:style-name="P1"><text:span text:style-name="T110">1. </text:span><text:span text:style-name="T109">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1">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0">Sr. No.</text:p>
            </table:table-cell>
            <table:table-cell table:style-name="Table2.A1" office:value-type="string">
              <text:p text:style-name="P54">Key</text:p>
            </table:table-cell>
            <table:table-cell table:style-name="Table2.A1" office:value-type="string">
              <text:p text:style-name="P54">Linux</text:p>
            </table:table-cell>
            <table:table-cell table:style-name="Table2.A1" office:value-type="string">
              <text:p text:style-name="P54">Unix</text:p>
            </table:table-cell>
          </table:table-row>
        </table:table-header-rows>
        <table:table-row>
          <table:table-cell table:style-name="Table2.A1" office:value-type="string">
            <text:p text:style-name="P53">1</text:p>
          </table:table-cell>
          <table:table-cell table:style-name="Table2.A1" office:value-type="string">
            <text:p text:style-name="P49">Development</text:p>
          </table:table-cell>
          <table:table-cell table:style-name="Table2.A1" office:value-type="string">
            <text:p text:style-name="P49">Linux is open source and is developed by Linux community of developers.</text:p>
          </table:table-cell>
          <table:table-cell table:style-name="Table2.A1" office:value-type="string">
            <text:p text:style-name="P49">Unix was developed by AT&amp;T Bell labs and is not open source.</text:p>
          </table:table-cell>
        </table:table-row>
        <table:table-row>
          <table:table-cell table:style-name="Table2.A1" office:value-type="string">
            <text:p text:style-name="P53">2</text:p>
          </table:table-cell>
          <table:table-cell table:style-name="Table2.A1" office:value-type="string">
            <text:p text:style-name="P49">Cost</text:p>
          </table:table-cell>
          <table:table-cell table:style-name="Table2.A1" office:value-type="string">
            <text:p text:style-name="P49">Linux is free to use.</text:p>
          </table:table-cell>
          <table:table-cell table:style-name="Table2.A1" office:value-type="string">
            <text:p text:style-name="P49">Unix is licensed OS.</text:p>
          </table:table-cell>
        </table:table-row>
        <table:table-row>
          <table:table-cell table:style-name="Table2.A1" office:value-type="string">
            <text:p text:style-name="P53">3</text:p>
          </table:table-cell>
          <table:table-cell table:style-name="Table2.A1" office:value-type="string">
            <text:p text:style-name="P49">Support<text:span text:style-name="T74">e</text:span>d File systems</text:p>
          </table:table-cell>
          <table:table-cell table:style-name="Table2.A1" office:value-type="string">
            <text:p text:style-name="P49">Ext2, Ext3, Ext4, Jfs, ReiserFS, Xfs, Btrfs, FAT, FAT32, NTFS.</text:p>
          </table:table-cell>
          <table:table-cell table:style-name="Table2.A1" office:value-type="string">
            <text:p text:style-name="P49">fs, gpfs, hfs, hfs+, ufs, xfs, zfs.</text:p>
          </table:table-cell>
        </table:table-row>
        <table:table-row>
          <table:table-cell table:style-name="Table2.A1" office:value-type="string">
            <text:p text:style-name="P55">4</text:p>
          </table:table-cell>
          <table:table-cell table:style-name="Table2.A1" office:value-type="string">
            <text:p text:style-name="P49">Usage</text:p>
          </table:table-cell>
          <table:table-cell table:style-name="Table2.A1" office:value-type="string">
            <text:p text:style-name="P49">Linux is used in wide varieties from desktop, servers, smartphones to mainframes.</text:p>
          </table:table-cell>
          <table:table-cell table:style-name="Table2.A1" office:value-type="string">
            <text:p text:style-name="P49">Unix is mostly used on servers, workstations or PCs.</text:p>
          </table:table-cell>
        </table:table-row>
        <table:table-row>
          <table:table-cell table:style-name="Table2.A1" office:value-type="string">
            <text:p text:style-name="P55">5</text:p>
          </table:table-cell>
          <table:table-cell table:style-name="Table2.A1" office:value-type="string">
            <text:p text:style-name="P49">Default Shell</text:p>
          </table:table-cell>
          <table:table-cell table:style-name="Table2.A1" office:value-type="string">
            <text:p text:style-name="P49">Bash (Bourne Again SHell) is default shell for Linux.</text:p>
          </table:table-cell>
          <table:table-cell table:style-name="Table2.A1" office:value-type="string">
            <text:p text:style-name="P49">Bourne Shell is default shell for Unix.</text:p>
          </table:table-cell>
        </table:table-row>
        <table:table-row>
          <table:table-cell table:style-name="Table2.A1" office:value-type="string">
            <text:p text:style-name="P55">6</text:p>
          </table:table-cell>
          <table:table-cell table:style-name="Table2.A1" office:value-type="string">
            <text:p text:style-name="P49">Example</text:p>
          </table:table-cell>
          <table:table-cell table:style-name="Table2.A1" office:value-type="string">
            <text:p text:style-name="P49">Ubuntu, Debian GNU, Arch Linux, etc.</text:p>
          </table:table-cell>
          <table:table-cell table:style-name="Table2.A1" office:value-type="string">
            <text:p text:style-name="P49">SunOS, Solaris, SCO UNIX, AIX, HP/UX, ULTRIX etc.</text:p>
          </table:table-cell>
        </table:table-row>
      </table:table>
      <text:p text:style-name="P1"/>
      <text:p text:style-name="P1"><text:span text:style-name="T42">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2">4</text:span>. What is mkfs used for?</text:p>
      <text:p text:style-name="P8">Short for "make filesystem," mkfs is a command used to create a new filesystem on a disk partition or storage device.</text:p>
      <text:p text:style-name="P8"/>
      <text:p text:style-name="P8"><text:span text:style-name="T42">5. </text:span><text:span text:style-name="T40">W</text:span>hat is journalctl and dmesg used for?</text:p>
      <text:p text:style-name="P9"><text:s/>journalctl is a utility for querying and displaying logs, providing detailed information about system events. </text:p>
      <text:p text:style-name="P9"><text:soft-page-break/>dmesg displays kernel ring buffer messages, showing information about hardware and driver events during system startup.</text:p>
      <text:p text:style-name="P8"/>
      <text:p text:style-name="P8"><text:span text:style-name="T42">6. </text:span>What is selinux ?</text:p>
      <text:p text:style-name="P1">SELinux, or Security-Enhanced Linux, <text:span text:style-name="T42">used</text:span> to enforce mandatory access control<text:span text:style-name="T42">(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3">7. </text:span>What is Linux Kernel?</text:p>
      <text:p text:style-name="P1"><text:span text:style-name="T1">Ans. </text:span>The Linux Kernel is a low-level systems software whose main role is to manage hardware resources for the user. </text:p>
      <text:p text:style-name="P1"/>
      <text:p text:style-name="P39"><text:span text:style-name="T43">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3">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3">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3">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3">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text:soft-page-break/></text:p>
      <text:p text:style-name="P23"><text:span text:style-name="T115">1</text:span><text:span text:style-name="T52">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3">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3">describes the</text:span><text:span text:style-name="T13"> file/directory attributes such as metadata and the physical location on the hard drive. </text:span><text:span text:style-name="T43">eg. ls -i filename </text:span></text:p>
      <text:p text:style-name="P1"><text:span text:style-name="T44">15. </text:span>What are symbolic links?</text:p>
      <text:p text:style-name="P1"><text:span text:style-name="T1">Ans. Symbolic links are essentially shortcuts file </text:span><text:span text:style-name="T45">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6">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7">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7">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7">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48">21. </text:span>What are environmental variables?</text:p>
      <text:p text:style-name="P21"><text:soft-page-break/>Ans. Environmental variables are dynamic values stored within the operating system's environment that influence the behavior of processes and programs running on the system. </text:p>
      <text:p text:style-name="P1"/>
      <text:p text:style-name="P1"><text:span text:style-name="T49">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pan text:style-name="T49">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49">2</text:span><text:span text:style-name="T52">5</text:span><text:span text:style-name="T49">.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49">2</text:span><text:span text:style-name="T52">6</text:span><text:span text:style-name="T49">.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0">2</text:span><text:span text:style-name="T52">7</text:span><text:span text:style-name="T50">.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0">2</text:span><text:span text:style-name="T52">8</text:span><text:span text:style-name="T50">.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oft-page-break/><text:span text:style-name="T51">2</text:span><text:span text:style-name="T52">9</text:span><text:span text:style-name="T51">.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2">30</text:span><text:span text:style-name="T51">.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1">3</text:span><text:span text:style-name="T52">1</text:span><text:span text:style-name="T51">. </text:span>What is lsof command in Linux?</text:p>
      <text:p text:style-name="P1"><text:span text:style-name="T1">Ans. </text:span>lsof means List of file, we can know which file is opened by which process.</text:p>
      <text:p text:style-name="P1"/>
      <text:p text:style-name="P1"/>
      <text:p text:style-name="P1"><text:span text:style-name="T52">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2">33. </text:span><text:span text:style-name="T108">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15">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15">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15">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15">37.</text:span> What is the purpose of the exportfs command in NFS?<text:line-break/>A: The exportfs command is used to Refreshing Exports, Displaying Exported Directories</text:p>
      <text:p text:style-name="P19">38.<text:span text:style-name="T86"> </text:span><text:span text:style-name="T116">What is OS Migration? Explain in detail ?<text:line-break/>OS migration refers to the process of transferring a computer system's operating system (OS) from one version or type to another. This can involve:</text:span></text:p>
      <text:p text:style-name="P56"><text:span text:style-name="T116">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3">Here are some reasons why someone might migrate an OS:<text:line-break/>Security: Newer versions of operating systems often have improved security features.<text:line-break/></text:span><text:soft-page-break/><text:span text:style-name="T33">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3">39. </text:span>What is sticky bit</text:p>
      <text:p text:style-name="P37"><text:span text:style-name="T79">Ans. </text:span><text:span text:style-name="T78">A Sticky bit is a permission bit that is set on a file or a directory that lets only the owner of the file/directory or the root user to delete or rename the file. No other user is given privileges to delete the file created by some other user. </text:span><text:span text:style-name="T81">1.</text:span><text:span text:style-name="T76">chmod +t </text:span><text:span text:style-name="T77">test</text:span></text:p>
      <text:p text:style-name="P37"><text:span text:style-name="T77"/></text:p>
      <text:p text:style-name="P1"/>
      <text:p text:style-name="P1"><text:span text:style-name="T54">40. </text:span>What is SUID in Linux?</text:p>
      <text:p text:style-name="P37"><text:span text:style-name="T79">Ans. </text:span><text:span text:style-name="T78">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0">1.</text:span><text:span text:style-name="T76">chmod u+s </text:span><text:span text:style-name="T77">test</text:span><text:span text:style-name="T76"> </text:span><text:span text:style-name="T77">2.</text:span><text:span text:style-name="T76">chmod </text:span><text:span text:style-name="T77">g</text:span><text:span text:style-name="T76">+s </text:span><text:span text:style-name="T77">test</text:span><text:span text:style-name="T76"> </text:span></text:p>
      <text:p text:style-name="P1"/>
      <text:p text:style-name="P1"><text:span text:style-name="T59">41. </text:span><text:span text:style-name="T56">W</text:span>hat is this file used for /etc/login.defs <text:span text:style-name="T55">?</text:span></text:p>
      <text:p text:style-name="P27"><text:span text:style-name="T57">Ans. The /etc/login.defs file is a system configuration file used by the Linux login system. <text:s/>It contains various default settings and parameters that govern the behavior of the Password Aging and Expiry Settings, </text:span><text:span text:style-name="T58">Account Locking and Inactivity Settings, Password Complexity Requirements, Login and Session Defaults.</text:span><text:span text:style-name="T57"><text:line-break/></text:span></text:p>
      <text:p text:style-name="P27"><text:span text:style-name="T58">42. </text:span><text:span text:style-name="T57">W</text:span>hat is .bash_history, .bash_profi<text:span text:style-name="T73">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0">43. </text:span><text:span text:style-name="T56">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0">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ext:soft-page-break/>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0"><text:s/><text:span text:style-name="T101">45. </text:span><text:span text:style-name="T87">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0">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08">How would you configure and manage software repositories?<text:line-break/>Configure repository files in /etc/yum.repos.d/ or /etc/apt/sources.list and use package manager commands to manage repositories.</text:span></text:p>
      <text:p text:style-name="P4"/>
      <text:p text:style-name="P4"><text:span text:style-name="T61">48. </text:span><text:span text:style-name="T10">What are the </text:span><text:span text:style-name="T11">use</text:span><text:span text:style-name="T10"> of /etc/fdisk<text:line-break/></text:span><text:span text:style-name="T61">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1">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text:soft-page-break/>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0"><text:span text:style-name="T14">MiB Memory:</text:span><text:span text:style-name="T15"> The first line—MiB Mem—displays physical memory utilization.</text:span></text:p>
      <text:p text:style-name="P70"><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1">50. </text:span>what can be the reasons if I'm unable to connect to a server remotely?</text:p>
      <text:p text:style-name="P2">A<text:span text:style-name="T61">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1">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5">ie</text:span>nt PC n/w cable unplugged</text:p>
      <text:p text:style-name="P2">6.User account deleted from AD and many more</text:p>
      <text:p text:style-name="P2"/>
      <text:p text:style-name="P2"><text:span text:style-name="T61">52. </text:span>What is a she bang value ?</text:p>
      <text:p text:style-name="P2"><text:span text:style-name="T1">Ans. </text:span>It is called a shebang or a "bang" line. It is nothing but the absolute path to the Bash interpreter. </text:p>
      <text:p text:style-name="P2"/>
      <text:p text:style-name="P2"><text:span text:style-name="T62">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text:soft-page-break/>/var/log/maillog: Mail server logs (the mail log stores information related to mail servers and archiving emails)</text:p>
      <text:p text:style-name="P2"/>
      <text:p text:style-name="P2"><text:span text:style-name="T63">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08">etc/apt/sources.list</text:span></text:p>
      <text:p text:style-name="P32">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3">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3">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oft-page-break/><text:span text:style-name="T64">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pan text:style-name="T64">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1">5</text:span><text:span text:style-name="T64">9</text:span><text:span text:style-name="T61">. </text:span><text:span text:style-name="T12">Where is password stored for any user</text:span></text:p>
      <text:p text:style-name="P6"><text:span text:style-name="T61">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4">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0"/>
      <text:p text:style-name="P2"><text:span text:style-name="T65">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7"/></text:p>
      <text:p text:style-name="P2"/>
      <text:p text:style-name="P2"><text:span text:style-name="T65">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1">TRANSMISSION CONTROL PROTOCOL (TCP)</text:p>
            </table:table-cell>
            <table:table-cell table:style-name="Table1.A1" office:value-type="string">
              <text:p text:style-name="P81">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text:soft-page-break/>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pan text:style-name="T68">63. </text:span>If df cmd shows my /var is used 8GB out of 10GB and du command shows 9GB out of 10GB ? What could <text:span text:style-name="T37">b</text:span>e the reason?</text:p>
      <text:p text:style-name="P2"><text:span text:style-name="T1">Ans. </text:span>Basically, df reads the superblock only and trusts it completely. du reads each object and sums them up. <text:s/>du == Disk Usage. <text:s/>df == Disk Free. </text:p>
      <text:p text:style-name="P2"/>
      <text:p text:style-name="P80"><text:span text:style-name="T104">64. </text:span><text:span text:style-name="T102">Diff</text:span><text:span text:style-name="T103">e</text:span><text:span text:style-name="T102">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68">65. </text:span>What all commands you have used for network management ?</text:p>
      <text:p text:style-name="P47"><text:span text:style-name="T1">Ans. </text:span><text:span text:style-name="T66">Ping, netstat, arp, tracert, host, nslookup, traceroute</text:span><text:span text:style-name="T67">(</text:span>tracert are computer network diagnostic commands for displaying possible routes and measuring transit delays of packets across an Internet Protocol network<text:span text:style-name="T67">)</text:span></text:p>
      <text:p text:style-name="P2"/>
      <text:p text:style-name="P2"><text:span text:style-name="T68">66. </text:span>What is yum?</text:p>
      <text:p text:style-name="P2"><text:span text:style-name="T38">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8">67. </text:span><text:span text:style-name="T39">What is LVM</text:span></text:p>
      <text:p text:style-name="P18">Ans. LVM stands for <text:span text:style-name="T127">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text:span><text:soft-page-break/><text:span text:style-name="T13">physical hard drives and partitions into a single volume group which can then be divided into logical volumes.</text:span></text:p>
      <text:p text:style-name="P18"/>
      <text:p text:style-name="P33"><text:span text:style-name="T68">68. </text:span><text:span text:style-name="T108">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70"><text:bookmark text:name="4-what-is-the-difference-between-ldap-and-active-directory"/><text:span text:style-name="T18">69. </text:span><text:span text:style-name="T19">What is the difference between LDAP and Active Directory?<text:line-break/></text:span><text:span text:style-name="T32">Ans: </text:span><text:span text:style-name="T17">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list xml:id="list438568188" text:style-name="L1">
        <text:list-header>
          <text:p text:style-name="P82"><text:span text:style-name="T142">70</text:span>: What is an organizational unit in Active Directory? <text:line-break/>An OU is a container within a Microsoft Windows Active Directory (AD) domain that can hold users, groups and computers. It is the smallest unit to which an administrator can assign Group Policy settings or account permissions. <text:span text:style-name="T135">It <text:s/>is a logical container used to organize and manage resources within a domain.</text:span></text:p>
          <text:p text:style-name="P84"><text:span text:style-name="T35">7</text:span><text:span text:style-name="T36">1: </text:span><text:span text:style-name="T34">What is an </text:span><text:span text:style-name="T36">Computer</text:span><text:span text:style-name="T34"> in Active Directory? </text:span><text:span text:style-name="T36"><text:line-break/>A computer object in AD is used to model a real computer in an organizational network environment. Say, for example, I bought a new computer machine -01 in my organization, and want to allow people to access various organizational resources through this computer. </text:span></text:p>
        </text:list-header>
      </text:list>
      <text:p text:style-name="P68"><text:span text:style-name="T16">72. </text:span><text:span text:style-name="T17">What do you know about proxy servers ?<text:line-break/></text:span><text:span text:style-name="T19">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8"><text:span text:style-name="T19"/></text:p>
      <text:p text:style-name="P48"><text:bookmark text:name="work-group-vs-domain"/><text:span text:style-name="T69">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1"><text:bookmark text:name="lightweight-directory-access-protocol"/><text:span text:style-name="T69">74. </text:span>What can you tell us about the light – weight directory access protocol ?<text:line-break/><text:span text:style-name="T71">Ans. </text:span><text:span text:style-name="T70">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1"> </text:span></text:p>
      <text:p text:style-name="P52"><text:bookmark text:name="23-what-is-ip-spoofing-and-what-can-we-do-to-prevent-it"/><text:span text:style-name="T69">75. </text:span><text:span text:style-name="T70">Explain File types in linux<text:line-break/>Ans. Common file types include regular files, directories, symbolic links, device files, named pipes (FIFOs), sockets, and special files.</text:span></text:p>
      <text:p text:style-name="P48"><text:bookmark text:name="38-what-do-you-know-about-https-and-what-port-does-it-use"/><text:soft-page-break/><text:span text:style-name="T69">76. </text:span>What do you know about HTTPS and what port does it use ?<text:line-break/>The HTTPS uses the SSL certificates so as to confirm that the server you are connecting is the one that it says . the HTTPS traffic goes over the TCP port 443.</text:p>
      <text:p text:style-name="P71"><text:bookmark text:name="telnet"/><text:span text:style-name="T20">78. </text:span><text:span text:style-name="T19">What is Telnet ?<text:line-break/>It allows the admin to connect to the remote devices. in case telnet transfers data in the form of text. on a remote host, telnet provides access to a command-line interface because of some of the security concerns </text:span></text:p>
      <text:p text:style-name="P76"><text:span text:style-name="T90">79. </text:span><text:span text:style-name="T91">R</text:span><text:span text:style-name="T88">unning these commands as root a good or bad idea? <text:line-break/>Running (everything) as root is bad due to two major issues. The first is </text:span><text:span text:style-name="Emphasis"><text:span text:style-name="T88">risk</text:span></text:span><text:span text:style-name="T88">. Nothing prevents you from making a careless mistake when you are logged in as </text:span><text:span text:style-name="Strong_20_Emphasis"><text:span text:style-name="T88">root</text:span></text:span><text:span text:style-name="T88">. If you try to change the system in a potentially harmful way, you need to use </text:span><text:span text:style-name="Strong_20_Emphasis"><text:span text:style-name="T88">sudo</text:span></text:span><text:span text:style-name="T88">, which introduces a pause (while you’re entering the password) to ensure that you aren’t about to make a mistake. The second reason is </text:span><text:span text:style-name="Emphasis"><text:span text:style-name="T88">security</text:span></text:span><text:span text:style-name="T88">. Systems are harder to hack if you don’t know the admin user’s login information. Having access to root means you already have one half of the working set of admin credentials.</text:span></text:p>
      <text:p text:style-name="P77"><text:span text:style-name="Strong_20_Emphasis"><text:span text:style-name="T90">80. </text:span></text:span><text:span text:style-name="T88">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5">RAID 0: Also known as disk striping, which is a technique that breaks up a file, and spreads the data across all of the disk drives in a RAID group. </text:p>
        </text:list-item>
        <text:list-item>
          <text:p text:style-name="P106"><text:span text:style-name="T88">RAID 1: A popular disk subsystem that increases safety by writing the same data on two drives. Called </text:span><text:span text:style-name="Emphasis"><text:span text:style-name="T88">mirroring</text:span></text:span><text:span text:style-name="T88">, RAID1 does not increase write performance, but read performance may increase up to the sum of each disks’ performance. Also, if one drive fails, the second drive is used, and the failed drive is manually replaced. </text:span></text:p>
        </text:list-item>
        <text:list-item>
          <text:p text:style-name="P86">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6">RAID 6: Similar to RAID 5, but uses double parity for extra protection. Needs at least 4 disks. Can survive two disk failures without data loss. Slower writes due to double parity calculations.</text:p>
        </text:list-item>
        <text:list-item>
          <text:p text:style-name="P87">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7"><text:s/>8<text:span text:style-name="T72">1</text:span>. How do you check the error messages while the server is booting up? </text:p>
      <text:p text:style-name="P59">Kernel messages are always stored in the kmsg buffer, visible via the dmesg command.</text:p>
      <text:p text:style-name="P58">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text:soft-page-break/>system boot. <text:line-break/>/var/log/dmesg contains kernel ring buffer information. </text:p>
      <text:p text:style-name="P58"/>
      <text:p text:style-name="P79"><text:span text:style-name="T90">8</text:span><text:span text:style-name="T92">2</text:span><text:span text:style-name="T90">.</text:span><text:span text:style-name="T88"> How do you change kernel parameters? What kernel options might you need to tune? <text:line-break/>To set the kernel parameters in Unix-like systems, first edit the file </text:span><text:span text:style-name="Strong_20_Emphasis"><text:span text:style-name="T88">/etc/sysctl.conf</text:span></text:span><text:span text:style-name="T88">. After making the changes, save the file and run the </text:span><text:span text:style-name="Strong_20_Emphasis"><text:span text:style-name="T88">sysctl -p</text:span></text:span><text:span text:style-name="T88"> command. This command makes the changes permanent without rebooting the machine</text:span></text:p>
      <text:p text:style-name="P78"><text:span text:style-name="T90">8</text:span><text:span text:style-name="T92">3</text:span><text:span text:style-name="T90">.</text:span><text:span text:style-name="T88"> Explain the </text:span><text:span text:style-name="Strong_20_Emphasis"><text:span text:style-name="T88">/proc</text:span></text:span><text:span text:style-name="T88"> filesystem. <text:line-break/>The </text:span><text:span text:style-name="Strong_20_Emphasis"><text:span text:style-name="T88">/proc</text:span></text:span><text:span text:style-name="T88"> filesystem contains virtual files, it is called the </text:span><text:span text:style-name="Emphasis"><text:span text:style-name="T88">virtual file system</text:span></text:span><text:span text:style-name="T88">, and provides detailed information about the kernel, hardware, and running processes. </text:span><text:span text:style-name="T93">T</text:span><text:span text:style-name="T88">hese virtual files have unique qualities. Most of them are listed as zero bytes in size. Virtual files such as </text:span><text:span text:style-name="Strong_20_Emphasis"><text:span text:style-name="T88">/proc/interrupts</text:span></text:span><text:span text:style-name="T88">, </text:span><text:span text:style-name="Strong_20_Emphasis"><text:span text:style-name="T88">/proc/meminfo</text:span></text:span><text:span text:style-name="T88">, </text:span><text:span text:style-name="Strong_20_Emphasis"><text:span text:style-name="T88">/proc/mounts</text:span></text:span><text:span text:style-name="T88"> and </text:span><text:span text:style-name="Strong_20_Emphasis"><text:span text:style-name="T88">/proc/partitions</text:span></text:span><text:span text:style-name="T88"> provide an up-to-the-moment glimpse of the system’s hardware. </text:span></text:p>
      <text:p text:style-name="P78"><text:span text:style-name="T90">8</text:span><text:span text:style-name="T92">4</text:span><text:span text:style-name="T88"> How does </text:span><text:span text:style-name="Strong_20_Emphasis"><text:span text:style-name="T88">tracert</text:span></text:span><text:span text:style-name="T88"> work and what protocol does it use? <text:line-break/>The command </text:span><text:span text:style-name="Strong_20_Emphasis"><text:span text:style-name="T88">tracert</text:span></text:span><text:span text:style-name="T88">—or </text:span><text:span text:style-name="Strong_20_Emphasis"><text:span text:style-name="T88">traceroute</text:span></text:span><text:span text:style-name="T88">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8">ping</text:span></text:span><text:span text:style-name="T88"> your final destination, a </text:span><text:span text:style-name="Strong_20_Emphasis"><text:span text:style-name="T88">tracert</text:span></text:span><text:span text:style-name="T88"> can help in that you can tell exactly where the chain of connections stops.</text:span></text:p>
      <text:p text:style-name="P69"><text:span text:style-name="T19"><text:s text:c="2"/>8</text:span><text:span text:style-name="T29">5</text:span><text:span text:style-name="T19">. Which port is used for the ping command?</text:span></text:p>
      <text:p text:style-name="P60">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2"><text:span text:style-name="T20"><text:line-break/>86</text:span><text:span text:style-name="T19">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6"><text:span text:style-name="T19">87. </text:span><text:span text:style-name="T30">Directory structure in linux?</text:span><text:span text:style-name="T19"><text:line-break/></text:span><text:span text:style-name="T23">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text:span><text:soft-page-break/><text:span text:style-name="T23">/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7"><text:span text:style-name="T19">88.</text:span><text:span text:style-name="T26">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pan text:style-name="T107">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3"><text:span text:style-name="T23">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4"><text:span text:style-name="T21"><text:s/>9</text:span><text:span text:style-name="T22">1. </text:span><text:span text:style-name="T26">How do you find the process ID (PID) of a running process?<text:line-break/> ps -e | grep -i &lt;process_1&gt; </text:span></text:p>
      <text:p text:style-name="P6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7"/></text:p>
      <text:p text:style-name="P61"><text:soft-page-break/>93. How do I check the SELinux policy status?<text:line-break/>Use the getenforce command to see the current mode (enforcing, permissive, disabled).</text:p>
      <text:p text:style-name="P61">9<text:span text:style-name="T82">4</text:span>. How can I view the security context (user:role:type) of a file?<text:line-break/>Use the ls -Z command to see the security context along with file permissions.</text:p>
      <text:p text:style-name="P61">9<text:span text:style-name="T82">5</text:span>. Is it safe to disable SELinux?<text:line-break/>Disabling SELinux removes its security benefits. It's generally not recommended unless absolutely necessary, and even then, proceed with caution and a thorough understanding of the risks.</text:p>
      <text:p text:style-name="P45">9<text:span text:style-name="T82">6</text:span>. <text:s/>What is CIFS?<text:line-break/>Used by Windows: It is the protocol Windows uses to share files between computers.</text:p>
      <text:p text:style-name="P45">Cross-platform support: Samba allows Linux systems to communicate with Windows systems using CIFS.</text:p>
      <text:p text:style-name="P45"><text:span text:style-name="T83">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5"><text:span text:style-name="T83">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3">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3">100</text:span>. How do you create a symbolic link in Linux?<text:line-break/>Ans. Use the ln -s command. For example: ln -s /path/to/target /path/to/symlink</text:p>
      <text:p text:style-name="P45"><text:span text:style-name="T83">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3">102</text:span>. What is the purpose of the /etc/hosts file?<text:line-break/>Ans. The /etc/hosts file is used for hostname resolution. It maps IP addresses to hostnames. it's useful for local network configurations.</text:p>
      <text:p text:style-name="P45">1<text:span text:style-name="T83">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3">04</text:span>. Explain the concept of runlevels in the Linux boot process.<text:line-break/>Ans. Runlevel 0: Halt the system; shutdown and power off.<text:line-break/><text:soft-pag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pan text:style-name="T83">105</text:span>. How do you change the default shell for a user in Linux?<text:line-break/>Ans. Use the chsh command. For example: chsh -s /bin/bash username</text:p>
      <text:p text:style-name="P45">1<text:span text:style-name="T83">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5">1<text:span text:style-name="T83">07</text:span>. What is the purpose of the dd command, and how is it used?<text:line-break/>Ans. The dd command is used for low-level copying and conversion of files. It can be used to create disk images, copy data, and more.</text:p>
      <text:p text:style-name="P45">1<text:span text:style-name="T83">08</text:span>. How do you extend an existing file system in Linux?<text:line-break/>Ans. Use the resize2fs command to extend the file system after resizing the underlying partition using tools like fdisk or parted.</text:p>
      <text:p text:style-name="P45"><text:span text:style-name="T83">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3">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3">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3">112</text:span>. What is the purpose of the /etc/network/interfaces file?<text:line-break/>Ans. On Debian-based systems, /etc/network/interfaces is used to configure network interfaces, specifying details like IP addresses, gateways, and more.</text:p>
      <text:p text:style-name="P45"><text:span text:style-name="T84">113</text:span>. Discuss the importance of the /etc/sudoers file.<text:line-break/>Ans. /etc/sudoers defines which users or groups can run specific commands as the superuser. It's critical for managing elevated privileges.</text:p>
      <text:p text:style-name="P45"><text:span text:style-name="T84">114</text:span>. How do you secure SSH access to a Linux server?<text:line-break/>Ans. Configure SSH to use key-based authentication, disable password authentication, change the default SSH port, and use tools like fail2ban to protect against brute-force attacks.</text:p>
      <text:p text:style-name="P45"><text:soft-page-break/><text:span text:style-name="T85">115</text:span>. Explain the purpose of the sshd_config file.<text:line-break/>Ans. /etc/ssh/sshd_config is the configuration file for the OpenSSH server. It contains settings for authentication methods, allowed users, and other server parameters.</text:p>
      <text:p text:style-name="P45"><text:span text:style-name="T85">116</text:span>. How can you check for listening ports on a Linux system?<text:line-break/>Ans. Use the netstat or ss command to list open ports. For example: netstat -tuln or ss -tuln</text:p>
      <text:p text:style-name="P45"><text:span text:style-name="T85">117</text:span>. How can you encrypt a file or directory in Linux?<text:line-break/>Ans. Use tools like gpg (GNU Privacy Guard) for file encryption or encfs for creating an encrypted filesystem.</text:p>
      <text:p text:style-name="P45"><text:span text:style-name="T85">118</text:span>. How do you debug a shell script in Linux?<text:line-break/>Ans. Use set -x to enable debugging mode, insert echo statements, or use tools like bash -x script.sh. Debugging tools like bashdb can also be helpful.</text:p>
      <text:p text:style-name="P45"><text:span text:style-name="T86">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pan text:style-name="T86">120</text:span>. How do you uninstall a package and its dependencies in Linux?<text:line-break/>Ans. Use the apt remove or yum remove command followed by the package name to uninstall a package and its dependencies.</text:p>
      <text:p text:style-name="P45"><text:span text:style-name="T86">121</text:span>. What is the purpose of the yum history command?<text:line-break/>Ans. yum history displays a history of yum transactions, allowing users to view, undo, or redo package installations and removals.</text:p>
      <text:p text:style-name="P45"><text:span text:style-name="T86">122</text:span>. How can you clean up package cache in Linux?<text:line-break/>Ans. Use apt clean (for apt) or yum clean all (for yum) to clean up package cache and free up disk space.</text:p>
      <text:p text:style-name="P45"><text:span text:style-name="T86">123</text:span>. Discuss the differences between nice and renice commands.<text:line-break/>Ans. nice is used to launch a process with a specified priority, while renice changes the priority of an already running process.</text:p>
      <text:p text:style-name="P45"><text:span text:style-name="T86">12</text:span><text:span text:style-name="T132">4</text:span>. How can you use the sar command for system monitoring?<text:line-break/>Ans. The sar command collects, reports, or saves system activity information. It provides historical data on system performance, CPU usage, memory, and more.</text:p>
      <text:p text:style-name="P45"><text:span text:style-name="T86">12</text:span><text:span text:style-name="T132">5</text:span>. Explain the purpose of the /proc/interrupts file.<text:line-break/>Ans. /proc/interrupts displays information about the interrupts serviced by the system. It helps identify hardware-related performance issues.</text:p>
      <text:p text:style-name="P45"><text:span text:style-name="T86">12</text:span><text:span text:style-name="T132">6</text:span>. Explain how to change the default runlevel in Linux.<text:line-break/>Ans. Edit /etc/inittab (SysV init) or use the systemctl set-default command (systemd) to change the default runlevel.</text:p>
      <text:p text:style-name="P45"><text:soft-page-break/><text:span text:style-name="T86">12</text:span><text:span text:style-name="T132">7</text:span>. How do you disable a service from starting at boot in systemd?<text:line-break/>Ans. Use the systemctl disable command, specifying the service unit. For example: systemctl disable servicename.service</text:p>
      <text:p text:style-name="P45"><text:span text:style-name="T86">1</text:span><text:span text:style-name="T132">28</text:span>. Discuss the importance of the /etc/rc.local file in the boot process.<text:line-break/>Ans. It allows users to run custom commands or scripts during boot process.</text:p>
      <text:p text:style-name="P45"><text:span text:style-name="T86">1</text:span><text:span text:style-name="T132">29</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5"><text:span text:style-name="T27">13</text:span><text:span text:style-name="T31">0</text:span><text:span text:style-name="T28">.</text:span><text:span text:style-name="T26">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3"><text:span text:style-name="T107">1</text:span><text:span text:style-name="T115">3</text:span><text:span text:style-name="T132">1</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pan text:style-name="T107">1</text:span><text:span text:style-name="T115">3</text:span><text:span text:style-name="T132">2</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107">1</text:span><text:span text:style-name="T115">3</text:span><text:span text:style-name="T132">3</text:span><text:span text:style-name="T108">: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107">1</text:span><text:span text:style-name="T123">3</text:span><text:span text:style-name="T132">4</text:span>:<text:span text:style-name="T108"> Difference between centos </text:span><text:span text:style-name="T124">6, </text:span><text:span text:style-name="T108">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2">Feature</text:p>
          </table:table-cell>
          <table:table-cell table:style-name="Table4.B1" office:value-type="string">
            <text:p text:style-name="P62">RHEL 6</text:p>
          </table:table-cell>
          <table:table-cell table:style-name="Table4.B1" office:value-type="string">
            <text:p text:style-name="P62">RHEL 7</text:p>
          </table:table-cell>
          <table:table-cell table:style-name="Table4.B1" office:value-type="string">
            <text:p text:style-name="P62">RHEL 8 &amp; 9</text:p>
          </table:table-cell>
        </table:table-row>
        <table:table-row>
          <table:table-cell table:style-name="Table4.A2" office:value-type="string">
            <text:p text:style-name="P63">Os version</text:p>
          </table:table-cell>
          <table:table-cell table:style-name="Table4.B2" office:value-type="string">
            <text:p text:style-name="P64">2.6</text:p>
          </table:table-cell>
          <table:table-cell table:style-name="Table4.B2" office:value-type="string">
            <text:p text:style-name="P64">3.10</text:p>
          </table:table-cell>
          <table:table-cell table:style-name="Table4.B2" office:value-type="string">
            <text:p text:style-name="P64">4.18 <text:span text:style-name="T106">&amp; 5.14</text:span></text:p>
          </table:table-cell>
        </table:table-row>
        <table:table-row>
          <table:table-cell table:style-name="Table4.A2" office:value-type="string">
            <text:p text:style-name="P62">Default file system</text:p>
          </table:table-cell>
          <table:table-cell table:style-name="Table4.B2" office:value-type="string">
            <text:p text:style-name="P62">ext4</text:p>
          </table:table-cell>
          <table:table-cell table:style-name="Table4.B2" office:value-type="string">
            <text:p text:style-name="P62">XFS</text:p>
          </table:table-cell>
          <table:table-cell table:style-name="Table4.B2" office:value-type="string">
            <text:p text:style-name="P62">XFS</text:p>
          </table:table-cell>
        </table:table-row>
        <table:table-row>
          <table:table-cell table:style-name="Table4.A2" office:value-type="string">
            <text:p text:style-name="P62">Software Repositories</text:p>
          </table:table-cell>
          <table:table-cell table:style-name="Table4.B2" office:value-type="string">
            <text:p text:style-name="P62">Yum</text:p>
          </table:table-cell>
          <table:table-cell table:style-name="Table4.B2" office:value-type="string">
            <text:p text:style-name="P62">YUM </text:p>
          </table:table-cell>
          <table:table-cell table:style-name="Table4.B2" office:value-type="string">
            <text:p text:style-name="P62">DNF </text:p>
          </table:table-cell>
        </table:table-row>
        <table:table-row>
          <table:table-cell table:style-name="Table4.A2" office:value-type="string">
            <text:p text:style-name="P62">Firewalls</text:p>
          </table:table-cell>
          <table:table-cell table:style-name="Table4.B2" office:value-type="string">
            <text:p text:style-name="P62">iptables</text:p>
          </table:table-cell>
          <table:table-cell table:style-name="Table4.B2" office:value-type="string">
            <text:p text:style-name="P62">firewalld</text:p>
          </table:table-cell>
          <table:table-cell table:style-name="Table4.B2" office:value-type="string">
            <text:p text:style-name="P62">nftables. </text:p>
          </table:table-cell>
        </table:table-row>
        <table:table-row>
          <table:table-cell table:style-name="Table4.A2" office:value-type="string">
            <text:p text:style-name="P62">Virtualization</text:p>
          </table:table-cell>
          <table:table-cell table:style-name="Table4.B2" office:value-type="string">
            <text:p text:style-name="P62">KVM </text:p>
          </table:table-cell>
          <table:table-cell table:style-name="Table4.B2" office:value-type="string">
            <text:p text:style-name="P62">Docker </text:p>
          </table:table-cell>
          <table:table-cell table:style-name="Table4.B2" office:value-type="string">
            <text:p text:style-name="P62">Podman</text:p>
          </table:table-cell>
        </table:table-row>
        <table:table-row table:style-name="Table4.7">
          <table:table-cell table:style-name="Table4.A2" office:value-type="string">
            <text:p text:style-name="P62">File System <text:soft-page-break/>Check<text:line-break/></text:p>
          </table:table-cell>
          <table:table-cell table:style-name="Table4.B2" office:value-type="string">
            <text:p text:style-name="P62"><text:s text:c="13"/>e2fsck</text:p>
          </table:table-cell>
          <table:table-cell table:style-name="Table4.B2" office:value-type="string">
            <text:p text:style-name="P62">xfs_repair</text:p>
          </table:table-cell>
          <table:table-cell table:style-name="Table4.B2" office:value-type="string">
            <text:p text:style-name="P62">xfs_repair<text:soft-page-break/></text:p>
          </table:table-cell>
        </table:table-row>
        <table:table-row table:style-name="Table4.7">
          <table:table-cell table:style-name="Table4.A2" office:value-type="string">
            <text:p text:style-name="P62">Enable Service on Boot</text:p>
          </table:table-cell>
          <table:table-cell table:style-name="Table4.B2" office:value-type="string">
            <text:p text:style-name="P62"><text:s text:c="12"/>chkconfig</text:p>
          </table:table-cell>
          <table:table-cell table:style-name="Table4.B2" office:value-type="string">
            <text:p text:style-name="P62">systemctl command</text:p>
          </table:table-cell>
          <table:table-cell table:style-name="Table4.B2" office:value-type="string">
            <text:p text:style-name="P62">systemctl command</text:p>
          </table:table-cell>
        </table:table-row>
      </table:table>
      <text:list text:continue-list="list438568188" text:style-name="L1">
        <text:list-header>
          <text:p text:style-name="P83"/>
        </text:list-header>
      </text:list>
      <text:p text:style-name="P65"/>
      <text:p text:style-name="P65"/>
      <text:list text:continue-numbering="true" text:style-name="L1">
        <text:list-header>
          <text:p text:style-name="P88"/>
          <text:p text:style-name="P88">Scenario Based Questions </text:p>
        </text:list-header>
        <text:list-item>
          <text:p text:style-name="P89">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9">How to list all the open files by a particular PID?<text:line-break/> <text:s text:c="2"/>- Use the command: lsof -p PID`.</text:p>
        </text:list-item>
        <text:list-item>
          <text:p text:style-name="P89">What are the reasons we are unable to unmount the file system?<text:line-break/> <text:s text:c="2"/>- You might be in the same directory, other users are accessing files, or some files are open in that directory.</text:p>
        </text:list-item>
        <text:list-item>
          <text:p text:style-name="P89">What could be the reason if a server takes more time after reboot?<text:line-break/> <text:s text:c="2"/>- The file system might be corrupt, or it could be using an older version without journaling features.</text:p>
        </text:list-item>
        <text:list-item>
          <text:p text:style-name="P89">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9">How to check the kernel routing table information?<text:line-break/> <text:s text:c="2"/>- Use one of the following commands: `route -n`, `netstat -rn`, or `ip route`.</text:p>
        </text:list-item>
        <text:list-item>
          <text:p text:style-name="P90">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07"><text:span text:style-name="Strong_20_Emphasis"><text:span text:style-name="T89">Which file specifies the default gateway?<text:line-break/></text:span></text:span><text:span text:style-name="Source_20_Text"><text:span text:style-name="T89">/etc/sysconfig/network</text:span></text:span><text:span text:style-name="T89">, specifically the </text:span><text:span text:style-name="Source_20_Text"><text:span text:style-name="T89">ifcfg</text:span></text:span><text:span text:style-name="T89"> file.</text:span></text:p>
        </text:list-item>
        <text:list-item>
          <text:p text:style-name="P108"><text:soft-page-break/><text:span text:style-name="Strong_20_Emphasis"><text:span text:style-name="T89">How to switch between two run levels in RHEL7?<text:line-break/></text:span></text:span><text:span text:style-name="T89">Use </text:span><text:span text:style-name="Source_20_Text"><text:span text:style-name="T89">systemctl isolate &lt;runlevel&gt;.target</text:span></text:span><text:span text:style-name="T89"> and </text:span><text:span text:style-name="Source_20_Text"><text:span text:style-name="T89">systemctl set-default &lt;runlevel&gt;.target</text:span></text:span><text:span text:style-name="T89">.</text:span></text:p>
        </text:list-item>
        <text:list-item>
          <text:p text:style-name="P108"><text:span text:style-name="Strong_20_Emphasis"><text:span text:style-name="T89">What is the nice value?<text:line-break/></text:span></text:span><text:span text:style-name="T89">It defines the priority of a process, ranges from -20 (high priority) to 19 (low priority).<text:line-break/>nice -n 5 &lt;command&gt; </text:span></text:p>
        </text:list-item>
        <text:list-item>
          <text:p text:style-name="P108"><text:span text:style-name="Strong_20_Emphasis"><text:span text:style-name="T89">Difference between FTP and TFTP?<text:line-break/></text:span></text:span><text:span text:style-name="T89">FTP is more complex, uses TCP (ports 20/21); TFTP uses UDP (port 69) and has no authentication.</text:span></text:p>
        </text:list-item>
        <text:list-item>
          <text:p text:style-name="P108"><text:span text:style-name="Strong_20_Emphasis"><text:span text:style-name="T89">How to extend the file system in Linux?<text:line-break/></text:span></text:span><text:span text:style-name="T89">Use LVM, command: <text:line-break/></text:span><text:span text:style-name="Source_20_Text"><text:span text:style-name="T89">lvextend -L +1G &lt;lv_path&gt;<text:line-break/>resize2fs &lt;lv_path&gt;</text:span></text:span></text:p>
        </text:list-item>
        <text:list-item>
          <text:p text:style-name="P108"><text:span text:style-name="Strong_20_Emphasis"><text:span text:style-name="T89">What is rsync?<text:line-break/></text:span></text:span><text:span text:style-name="T89">A command for syncing files; syntax: </text:span><text:span text:style-name="Source_20_Text"><text:span text:style-name="T89">rsync -rv source destination</text:span></text:span><text:span text:style-name="T89">.</text:span></text:p>
        </text:list-item>
        <text:list-item>
          <text:p text:style-name="P109"><text:span text:style-name="Strong_20_Emphasis"><text:span text:style-name="T89">How to reduce the file system in Linux?<text:line-break/>Check size by df -h<text:line-break/>unmount lv<text:line-break/>organize the data: e2fsck -f /dev/sda<text:line-break/>now reduce: lvreduce -L -200M /dev/sda<text:line-break/>update the filesystem: resize2fs /dev/sda </text:span></text:span><text:span text:style-name="Strong_20_Emphasis"><text:span text:style-name="T94"><text:line-break/></text:span></text:span><text:span text:style-name="Strong_20_Emphasis"><text:span text:style-name="T89">now verify: df -h<text:line-break/><text:line-break/>total size is 500<text:line-break/>after -200M the size remaining will be 300M<text:line-break/></text:span></text:span><text:span text:style-name="Source_20_Text"><text:span text:style-name="T89">lvreduce</text:span></text:span><text:span text:style-name="T89">, cannot be done online.</text:span></text:p>
        </text:list-item>
        <text:list-item>
          <text:p text:style-name="P108"><text:span text:style-name="Strong_20_Emphasis"><text:span text:style-name="T89">What does uptime command show?<text:line-break/></text:span></text:span><text:span text:style-name="T89">It shows load average for 1, 5, and 15 minutes.</text:span></text:p>
        </text:list-item>
        <text:list-item>
          <text:p text:style-name="P108"><text:span text:style-name="Strong_20_Emphasis"><text:span text:style-name="T89">How to scan for new disks?</text:span></text:span><text:span text:style-name="T89"><text:line-break/></text:span><text:span text:style-name="Source_20_Text"><text:span text:style-name="T89">echo “---” /sys/class/scsi_host/host0,host1/scan</text:span></text:span></text:p>
        </text:list-item>
        <text:list-item>
          <text:p text:style-name="P108"><text:span text:style-name="Strong_20_Emphasis"><text:span text:style-name="T89">How many fields in /etc/fstab?</text:span></text:span><text:span text:style-name="T89"><text:line-break/>Six fields: device name, mount point, filesystem type, mount options, dump, fsck order.</text:span></text:p>
        </text:list-item>
        <text:list-item>
          <text:p text:style-name="P108"><text:span text:style-name="Strong_20_Emphasis"><text:span text:style-name="T89">Difference between soft link and hard link?</text:span></text:span><text:span text:style-name="T89"><text:line-break/>Soft link is a shortcut file; inode number are different; <text:line-break/>hard link is a backup file; same inode numbers.</text:span></text:p>
        </text:list-item>
        <text:list-item>
          <text:p text:style-name="P108"><text:span text:style-name="Strong_20_Emphasis"><text:span text:style-name="T89">How to create soft and hard links?</text:span></text:span><text:span text:style-name="T89"><text:line-break/>Soft link: </text:span><text:span text:style-name="Source_20_Text"><text:span text:style-name="T89">ln -s source destination</text:span></text:span><text:span text:style-name="T89">; Hard link: </text:span><text:span text:style-name="Source_20_Text"><text:span text:style-name="T89">ln source destination</text:span></text:span><text:span text:style-name="T89">.</text:span></text:p>
        </text:list-item>
        <text:list-item>
          <text:p text:style-name="P108"><text:span text:style-name="Strong_20_Emphasis"><text:span text:style-name="T89">How to check if a port is listening?</text:span></text:span><text:span text:style-name="T89"><text:line-break/>Use </text:span><text:span text:style-name="Source_20_Text"><text:span text:style-name="T89">netstat -anp | grep &lt;port_number&gt;</text:span></text:span><text:span text:style-name="T89">.</text:span></text:p>
        </text:list-item>
        <text:list-item>
          <text:p text:style-name="P108"><text:soft-page-break/><text:span text:style-name="Strong_20_Emphasis"><text:span text:style-name="T89">What is concept of journaling? What is pros and cons</text:span></text:span><text:span text:style-name="T89"><text:line-break/>It has dedicated storage in file system, where all changes are tracked when system crashes<text:line-break/>Tracks changes to reduce filesystem corruption risk.</text:span></text:p>
        </text:list-item>
        <text:list-item>
          <text:p text:style-name="P108"><text:span text:style-name="Strong_20_Emphasis"><text:span text:style-name="T89">While doing patching if one of the package is not allowing you to do patch then what will you do</text:span></text:span><text:span text:style-name="T89"><text:line-break/></text:span><text:span text:style-name="Source_20_Text"><text:span text:style-name="T89">rpm -ivh --nodeps &lt;package_name&gt;</text:span></text:span><text:span text:style-name="T89">.</text:span></text:p>
        </text:list-item>
        <text:list-item>
          <text:p text:style-name="P89">How to set line numbering in VI editor?<text:line-break/>Use command mode, type <text:line-break/>:se nu</text:p>
        </text:list-item>
        <text:list-item>
          <text:p text:style-name="P108"><text:span text:style-name="Strong_20_Emphasis"><text:span text:style-name="T89">What is the booting process of Linux?<text:line-break/>Answer</text:span></text:span><text:span text:style-name="T89">: The booting process involves BIOS → MBR → GRUB → Kernel → Init → Run Level.</text:span></text:p>
        </text:list-item>
        <text:list-item>
          <text:p text:style-name="P108"><text:span text:style-name="Strong_20_Emphasis"><text:span text:style-name="T136">What is the meaning of PCPU and JCPU in the W command?<text:line-break/>Answer</text:span></text:span><text:span text:style-name="T136">: JCPU is the total run time of all processes attached to the user terminal; PCPU is the elapsed time for current processes.</text:span></text:p>
        </text:list-item>
        <text:list-item>
          <text:p text:style-name="P108"><text:span text:style-name="Strong_20_Emphasis"><text:span text:style-name="T89">What is the difference between RPM and YUM?<text:line-break/>Answer</text:span></text:span><text:span text:style-name="T89">: RPM stands for Red Hat Package Manager; YUM stands for Yellowdog Updater, modifies packages.</text:span></text:p>
        </text:list-item>
        <text:list-item>
          <text:p text:style-name="P108"><text:span text:style-name="Strong_20_Emphasis"><text:span text:style-name="T89">What is ACL and how do you set it?<text:line-break/>Answer</text:span></text:span><text:span text:style-name="T89">: ACL (Access Control List) allows fine-grained access permissions for files/directories.</text:span></text:p>
        </text:list-item>
        <text:list-item>
          <text:p text:style-name="P108"><text:span text:style-name="Strong_20_Emphasis"><text:span text:style-name="T89">Can we schedule jobs in Cron every two seconds?<text:line-break/>Answer</text:span></text:span><text:span text:style-name="T89">: No, Cron only supports scheduling at a minimum interval of one minute.</text:span></text:p>
        </text:list-item>
        <text:list-item>
          <text:p text:style-name="P108"><text:span text:style-name="Strong_20_Emphasis"><text:span text:style-name="T89">How to troubleshoot an automatically rebooted server?<text:line-break/></text:span></text:span><text:span text:style-name="T89">last reboot | less<text:line-break/>/var/log/acpi<text:line-break/>/var/log/{messages,syslog,dmesg}</text:span></text:p>
        </text:list-item>
        <text:list-item>
          <text:p text:style-name="P108"><text:span text:style-name="Strong_20_Emphasis"><text:span text:style-name="T89">Which command is used to change the user password expiration limit?<text:line-break/>Answer</text:span></text:span><text:span text:style-name="T89">: </text:span><text:span text:style-name="Source_20_Text"><text:span text:style-name="T89">chage -E </text:span></text:span><text:span text:style-name="Source_20_Text"><text:span text:style-name="T100">90</text:span></text:span><text:span text:style-name="Source_20_Text"><text:span text:style-name="T89"> &lt;username&gt;</text:span></text:span><text:span text:style-name="T89">. </text:span><text:span text:style-name="T100"># expiry after 90 days</text:span></text:p>
        </text:list-item>
        <text:list-item>
          <text:p text:style-name="P108"><text:span text:style-name="Strong_20_Emphasis"><text:span text:style-name="T89">How to extract a single file from a tar archive?<text:line-break/>Answer</text:span></text:span><text:span text:style-name="T89">: Use the command </text:span><text:span text:style-name="Source_20_Text"><text:span text:style-name="T89">tar -xvtf archive.tar file</text:span></text:span><text:span text:style-name="T89">.</text:span></text:p>
        </text:list-item>
        <text:list-item>
          <text:p text:style-name="P108"><text:span text:style-name="Strong_20_Emphasis"><text:span text:style-name="T89">Which command is used to see the memory status?<text:line-break/>Answer</text:span></text:span><text:span text:style-name="T89">: Use </text:span><text:span text:style-name="Source_20_Text"><text:span text:style-name="T89">free -g</text:span></text:span><text:span text:style-name="T89"> for GB or </text:span><text:span text:style-name="Source_20_Text"><text:span text:style-name="T89">free -m</text:span></text:span><text:span text:style-name="T89"> for MB.</text:span></text:p>
        </text:list-item>
        <text:list-item>
          <text:p text:style-name="P108"><text:span text:style-name="Strong_20_Emphasis"><text:span text:style-name="T89">Which command is used to see the architecture of a Linux server?<text:line-break/>Answer</text:span></text:span><text:span text:style-name="T89">: Use </text:span><text:span text:style-name="Source_20_Text"><text:span text:style-name="T89">uname -a</text:span></text:span><text:span text:style-name="T89"> to check the architecture.</text:span></text:p>
        </text:list-item>
        <text:list-item>
          <text:p text:style-name="P89">What is a find command?<text:line-break/>Used to locate files in Linux.</text:p>
        </text:list-item>
        <text:list-item>
          <text:p text:style-name="P89"><text:soft-page-break/>How to search text in multiple files?<text:line-break/>find / -type f -name “*.logs” -exec grep ‘error’ {}\; </text:p>
        </text:list-item>
        <text:list-item>
          <text:p text:style-name="P89">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9">How to delete logs older than 30 days?<text:line-break/>find / -name “*.log” <text:s/>-mtime +30 -exec rm -rf {}\;</text:p>
        </text:list-item>
        <text:list-item>
          <text:p text:style-name="P89">How to remove duplicate packages?<text:line-break/>package-cleanup –dupes.</text:p>
        </text:list-item>
        <text:list-item>
          <text:p text:style-name="P89">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89">Which file changes default run level?<text:line-break/>/etc/inittab.</text:p>
        </text:list-item>
        <text:list-item>
          <text:p text:style-name="P89">how to downgrade a package<text:line-break/>yum history list all<text:line-break/>yum history info &lt;transaction-id&gt;<text:line-break/>yum history undo 8</text:p>
        </text:list-item>
        <text:list-item>
          <text:p text:style-name="P89">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9">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9">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9">What is a file system in Linux? What are the differences between EXT2, EXT3, EXT4, and XFS?<text:line-break/>File System: Manages how data is stored and retrieved on a disk.<text:line-break/><text:soft-pag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89">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7"/></text:p>
        </text:list-item>
        <text:list-item>
          <text:p text:style-name="P89">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9">What is the difference between incremental backup and differential backup?<text:line-break/>Incremental Backup:Backs up only data changed since the last backup (full or incremental).<text:line-break/>Faster and requires less space but can be time-consuming to restore.</text:p>
          <text:p text:style-name="P91">Differential Backup:Backs up all data changed since the last full backup.<text:line-break/>Slower than incremental but restores faster. </text:p>
        </text:list-item>
        <text:list-item>
          <text:p text:style-name="P91">How to check if a file is opened and with its process ID?<text:line-break/>Use the command lsof. It lists open files along with their PIDs. Pipe it with less for easier viewing: lsof | less.</text:p>
        </text:list-item>
        <text:list-item>
          <text:p text:style-name="P89">How to list all files opened by a particular PID?<text:line-break/>lsof -p &lt;PID&gt;. To count the files, use lsof -p &lt;PID&gt; | wc -l.<text:span text:style-name="T87"/></text:p>
        </text:list-item>
        <text:list-item>
          <text:p text:style-name="P89">Which command displays system summary information and current utilization?<text:line-break/>Use the top command to get a summary of system utilization.</text:p>
        </text:list-item>
        <text:list-item>
          <text:p text:style-name="P89">Which command shows CPU utilization, memory utilization, and zombie processes?<text:line-break/>Use the top command.</text:p>
        </text:list-item>
        <text:list-item>
          <text:p text:style-name="P89">How to display process details for a specific user?<text:line-break/><text:span text:style-name="T117">t</text:span>op -u &lt;username&gt; to see processes for a specific user.</text:p>
        </text:list-item>
        <text:list-item>
          <text:p text:style-name="P89">How to kill a process using the top command?<text:line-break/>Run top, press k, and enter the PID of the process you want to kill.</text:p>
        </text:list-item>
        <text:list-item>
          <text:p text:style-name="P89">How to find out the PID and process details of an application?<text:line-break/>ps -ef | grep &lt;process_name&gt; to find the PID and details.</text:p>
        </text:list-item>
        <text:list-item>
          <text:p text:style-name="P89"><text:soft-page-break/>How to terminate a process?<text:line-break/>kill -9 &lt;PID&gt; to forcefully terminate a process.</text:p>
        </text:list-item>
        <text:list-item>
          <text:p text:style-name="P89">How to capture Network traffic between source and destination IP?<text:line-break/><text:span text:style-name="T125">sudo </text:span>tcpdump -<text:span text:style-name="T117">v </text:span>src <text:span text:style-name="T117">192.168.1.2</text:span> and dst <text:span text:style-name="T117">192.168.1.3</text:span></text:p>
        </text:list-item>
        <text:list-item>
          <text:p text:style-name="P92">How to capture Network traffic for destination Port 443?<text:line-break/><text:span text:style-name="T125">sudo </text:span>tcpdump dst port 443<text:span text:style-name="T122"><text:line-break/></text:span><text:line-break/>How to diagnose performance issues with storage devices?<text:line-break/>iosta<text:span text:style-name="T126">t</text:span></text:p>
        </text:list-item>
        <text:list-item>
          <text:p text:style-name="P89">How to display disk statistics?<text:line-break/>iostat -d.</text:p>
        </text:list-item>
        <text:list-item>
          <text:p text:style-name="P89">How to display CPU statistics?<text:line-break/>iostat -c.</text:p>
        </text:list-item>
        <text:list-item>
          <text:p text:style-name="P89">How to show stats of all protocols<text:line-break/>Use netstat -s.</text:p>
        </text:list-item>
        <text:list-item>
          <text:p text:style-name="P89">How to see kernel routing table information?<text:line-break/>route -n or ip route.</text:p>
        </text:list-item>
        <text:list-item>
          <text:p text:style-name="P89">How to check available memory?<text:line-break/>free -g or free -m.</text:p>
        </text:list-item>
        <text:list-item>
          <text:p text:style-name="P89">How can you list all partitions using command line?<text:line-break/>fdisk -l or lsblk commands to list partitions.</text:p>
        </text:list-item>
        <text:list-item>
          <text:p text:style-name="P89">Explain the difference between primary and logical partitions.<text:line-break/>Primary partitions are limited to four; logical partitions are created within extended partitions. </text:p>
        </text:list-item>
        <text:list-item>
          <text:p text:style-name="P89">How do you format a partition with ext4 file system?<text:line-break/>mkfs.ext4 /dev/sdX1 to format the partition.</text:p>
        </text:list-item>
        <text:list-item>
          <text:p text:style-name="P89">How can you check the file system integrity of a partition?<text:line-break/><text:span text:style-name="T119">umount /dev/sdb1</text:span><text:line-break/><text:span text:style-name="T119">f</text:span><text:span text:style-name="T118">sck.</text:span><text:span text:style-name="T119">ext4 /dev/sdb1</text:span></text:p>
        </text:list-item>
        <text:list-item>
          <text:p text:style-name="P93">Who is a super user, system user, and normal user?<text:line-break/>The super user is the root user (UID 0)<text:span text:style-name="T120">(GID 0)(/root)(/bin/bash)</text:span>; <text:line-break/>system users (UID 1-499)<text:span text:style-name="T120">(GID 1-499) (/var/ftp) (/sbin/nologin)</text:span> include services like FTP/SSH; <text:line-break/>normal users (UID 500-60000)<text:span text:style-name="T120">(GID 500-60000)(/home/vaibhav)(/bin/bash)</text:span> are regular accounts.</text:p>
        </text:list-item>
        <text:list-item>
          <text:p text:style-name="P89"><text:soft-page-break/>What files are involved in user management?<text:line-break/>User details are stored in /etc/passwd, while password information is stored in /etc/shadow.</text:p>
        </text:list-item>
        <text:list-item>
          <text:p text:style-name="P89">Explain the fields in /etc/passwd and /etc/shadow.<text:line-break/>/etc/passwd has 7 fields: username, password placeholder, UID, GID, user info, home directory, shell. /etc/shadow has 9 fields including username, hashed password, <text:span text:style-name="T121">last password change, minimum password age, maximum passowrd age </text:span>and password <text:span text:style-name="T121">warning period</text:span>.</text:p>
        </text:list-item>
        <text:list-item>
          <text:p text:style-name="P89">How to add, delete, and modify a user?<text:line-break/>Use useradd to add, userdel to delete (use -r to remove home directory), and usermod to modify (e.g., change shell or comment).</text:p>
        </text:list-item>
        <text:list-item>
          <text:p text:style-name="P89">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89">What is the use of the chage command and how to set a user password to never expire?<text:line-break/>The chage command is used to change password expiration settings. To set a password to never expire, use chage -M -1 [username].</text:p>
        </text:list-item>
        <text:list-item>
          <text:p text:style-name="P89">How can you restrict a user from logging in during specific hours using PAM?<text:line-break/>Use the PAM module pam_time and configure the access rules in /etc/security/time.conf to limit login times.</text:p>
        </text:list-item>
        <text:list-item>
          <text:p text:style-name="P94">How to reduce a Logical Volume?<text:line-break/>Unmount, run e2fsck, then lvreduce -L &lt;new_size&gt; &lt;LV_Name&gt; and update with resize2fs.</text:p>
        </text:list-item>
        <text:list-item>
          <text:p text:style-name="P94">How to migrate a Logical Volume?<text:line-break/>Use pvmove &lt;old_PV&gt; &lt;new_PV&gt; to migrate data from old to new Physical Volume.</text:p>
        </text:list-item>
        <text:list-item>
          <text:p text:style-name="P94">How to delete a Logical Volume, Volume Group, and Physical Volume?<text:line-break/>Use lvremove, vgremove, and pvremove in reverse order to delete them.</text:p>
        </text:list-item>
        <text:list-item>
          <text:p text:style-name="P95">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7">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7"><text:soft-page-break/>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6">NAS</text:p>
              </text:list-header>
            </text:list>
          </table:table-cell>
          <table:table-cell table:style-name="Table3.B1" office:value-type="string">
            <text:list text:continue-numbering="true" text:style-name="L1">
              <text:list-header>
                <text:p text:style-name="P96">SAN</text:p>
              </text:list-header>
            </text:list>
          </table:table-cell>
        </table:table-row>
        <table:table-row>
          <table:table-cell table:style-name="Table3.A1" office:value-type="string">
            <text:list text:continue-numbering="true" text:style-name="L1">
              <text:list-header>
                <text:p text:style-name="P96">Typically used in homes and small to medium sized businesses.</text:p>
              </text:list-header>
            </text:list>
          </table:table-cell>
          <table:table-cell table:style-name="Table3.B1" office:value-type="string">
            <text:list text:continue-numbering="true" text:style-name="L1">
              <text:list-header>
                <text:p text:style-name="P96">Typically used in professional and enterprise environments.</text:p>
              </text:list-header>
            </text:list>
          </table:table-cell>
        </table:table-row>
        <table:table-row>
          <table:table-cell table:style-name="Table3.A1" office:value-type="string">
            <text:list text:continue-numbering="true" text:style-name="L1">
              <text:list-header>
                <text:p text:style-name="P96">Less expensive</text:p>
              </text:list-header>
            </text:list>
          </table:table-cell>
          <table:table-cell table:style-name="Table3.B1" office:value-type="string">
            <text:list text:continue-numbering="true" text:style-name="L1">
              <text:list-header>
                <text:p text:style-name="P96">More expensive</text:p>
              </text:list-header>
            </text:list>
          </table:table-cell>
        </table:table-row>
        <table:table-row>
          <table:table-cell table:style-name="Table3.A1" office:value-type="string">
            <text:list text:continue-numbering="true" text:style-name="L1">
              <text:list-header>
                <text:p text:style-name="P96">Easier to manage</text:p>
              </text:list-header>
            </text:list>
          </table:table-cell>
          <table:table-cell table:style-name="Table3.B1" office:value-type="string">
            <text:list text:continue-numbering="true" text:style-name="L1">
              <text:list-header>
                <text:p text:style-name="P96">Requires more administration</text:p>
              </text:list-header>
            </text:list>
          </table:table-cell>
        </table:table-row>
        <table:table-row>
          <table:table-cell table:style-name="Table3.A1" office:value-type="string">
            <text:list text:continue-numbering="true" text:style-name="L1">
              <text:list-header>
                <text:p text:style-name="P96">Data accessed as if it were a network-attached drive (files)</text:p>
              </text:list-header>
            </text:list>
          </table:table-cell>
          <table:table-cell table:style-name="Table3.B1" office:value-type="string">
            <text:list text:continue-numbering="true" text:style-name="L1">
              <text:list-header>
                <text:p text:style-name="P96">Servers access data as if it were a local hard drive (blocks)</text:p>
              </text:list-header>
            </text:list>
          </table:table-cell>
        </table:table-row>
        <table:table-row>
          <table:table-cell table:style-name="Table3.A1" office:value-type="string">
            <text:list text:continue-numbering="true" text:style-name="L1">
              <text:list-header>
                <text:p text:style-name="P96">I/O protocols: NFS, SMB/CIFS, HTTP</text:p>
              </text:list-header>
            </text:list>
          </table:table-cell>
          <table:table-cell table:style-name="Table3.B1" office:value-type="string">
            <text:list text:continue-numbering="true" text:style-name="L1">
              <text:list-header>
                <text:p text:style-name="P96">SCSI, iSCSI, FCoE</text:p>
              </text:list-header>
            </text:list>
          </table:table-cell>
        </table:table-row>
        <table:table-row>
          <table:table-cell table:style-name="Table3.A1" office:value-type="string">
            <text:list text:continue-numbering="true" text:style-name="L1">
              <text:list-header>
                <text:p text:style-name="P96">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6">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6">Does not work with virtualization</text:p>
              </text:list-header>
            </text:list>
          </table:table-cell>
          <table:table-cell table:style-name="Table3.B1" office:value-type="string">
            <text:list text:continue-numbering="true" text:style-name="L1">
              <text:list-header>
                <text:p text:style-name="P96">Works with virtualization</text:p>
              </text:list-header>
            </text:list>
          </table:table-cell>
        </table:table-row>
        <table:table-row>
          <table:table-cell table:style-name="Table3.A1" office:value-type="string">
            <text:list text:continue-numbering="true" text:style-name="L1">
              <text:list-header>
                <text:p text:style-name="P96">Entry level systems often have a single point of failure, e.g. power supply</text:p>
              </text:list-header>
            </text:list>
          </table:table-cell>
          <table:table-cell table:style-name="Table3.B1" office:value-type="string">
            <text:list text:continue-numbering="true" text:style-name="L1">
              <text:list-header>
                <text:p text:style-name="P96">Fault tolerant network with redundant functionality</text:p>
              </text:list-header>
            </text:list>
          </table:table-cell>
        </table:table-row>
        <table:table-row>
          <table:table-cell table:style-name="Table3.A1" office:value-type="string">
            <text:list text:continue-numbering="true" text:style-name="L1">
              <text:list-header>
                <text:p text:style-name="P96">Susceptible to network bottlenecks</text:p>
              </text:list-header>
            </text:list>
          </table:table-cell>
          <table:table-cell table:style-name="Table3.B1" office:value-type="string">
            <text:list text:continue-numbering="true" text:style-name="L1">
              <text:list-header>
                <text:p text:style-name="P96">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6">File backups and snapshots economical and schedulable.</text:p>
              </text:list-header>
            </text:list>
          </table:table-cell>
          <table:table-cell table:style-name="Table3.B1" office:value-type="string">
            <text:list text:continue-numbering="true" text:style-name="L1">
              <text:list-header>
                <text:p text:style-name="P96">Block backups and mirrors require more storage.</text:p>
              </text:list-header>
            </text:list>
          </table:table-cell>
        </table:table-row>
      </table:table>
      <text:list text:continue-numbering="true" text:style-name="L1">
        <text:list-header>
          <text:p text:style-name="P96"/>
          <text:p text:style-name="P96">The main difference between RAID and SAN is that RAID is a data storage technology, while SAN is a network that provides access to storage devices</text:p>
        </text:list-header>
        <text:list-item>
          <text:p text:style-name="P96"><text:s/><text:span text:style-name="T128">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6"><text:soft-page-break/><text:span text:style-name="T130"><text:s/>Things to do before and after patching</text:span><text:line-break/>Pre-Patching:<text:line-break/>Backups: Take a backup of critical data or system snapshot.<text:line-break/>Review Patches: Check available patches and their impact.<text:line-break/>Notify Stakeholders: Inform users and schedule downtime if needed.<text:line-break/>Disk Space: Ensure sufficient disk space.<text:line-break/>Rollback Plan: Prepare a rollback strategy in case something goes wrong.</text:p>
          <text:p text:style-name="P96">Patching:<text:line-break/>Update System:sudo yum update -y<text:line-break/>Monitor Logs: Watch for errors during the update process.</text:p>
          <text:p text:style-name="P98">Post-Patching:<text:line-break/>Reboot (if needed)<text:line-break/>Verify Services: Check if all services are running as expected. <text:span text:style-name="T141">Use `systemctl list-units --type=service` to list running services.</text:span><text:line-break/>Check Logs: Ensure no errors after patching.<text:line-break/>Notify Stakeholders: Confirm the system is back online and functioning properly.</text:p>
        </text:list-item>
        <text:list-item>
          <text:p text:style-name="P110"><text:span text:style-name="T96"><text:s/></text:span><text:span text:style-name="T97">Commands for patching the linux<text:line-break/>centos:<text:line-break/></text:span><text:span text:style-name="Source_20_Text"><text:span text:style-name="T105">yum check-update<text:line-break/>yum update -y<text:line-break/><text:line-break/>ubuntu<text:line-break/>apt update &amp;&amp; apt -y upgrade</text:span></text:span></text:p>
        </text:list-item>
        <text:list-item>
          <text:p text:style-name="P110"><text:span text:style-name="Source_20_Text"><text:span text:style-name="T97">D</text:span></text:span><text:span text:style-name="Source_20_Text"><text:span text:style-name="T96">ifference between yum update and yum upgrade in CentOS<text:line-break/>"yum update" will generally update all installed packages to their latest available version without necessarily removing old versions, while "yum upgrade" will force the installation of the latest version, potentially removing older packages that are no longer needed to achieve the update</text:span></text:span></text:p>
        </text:list-item>
        <text:list-item>
          <text:p text:style-name="P99"><text:s/>How to block any person from ssh login<text:line-break/>Method one:<text:line-break/>sudo vi /etc/ssh/sshd_config<text:line-break/>DenyUsers username</text:p>
          <text:p text:style-name="P99">Method two:<text:line-break/>sudo vi /etc/hosts.deny<text:line-break/>sshd: 192.168.1.100</text:p>
          <text:p text:style-name="P111"><text:span text:style-name="T138">Method 3<text:line-break/></text:span><text:span text:style-name="Source_20_Text"><text:span text:style-name="T139">usermod -s /sbin/nologin username</text:span></text:span></text:p>
        </text:list-item>
        <text:list-item>
          <text:p text:style-name="P112"><text:span text:style-name="T98"><text:s/></text:span><text:span text:style-name="T99">How to block usb in linux system<text:line-break/>Method 1<text:line-break/># echo 'blacklist usb-storage' &gt;&gt; /etc/modprobe.d/blacklist.conf<text:line-break/>reboot<text:line-break/><text:line-break/></text:span><text:soft-page-break/><text:span text:style-name="T99">Method 2<text:line-break/>vim /etc/modprobe.d/usb-storage.conf<text:line-break/>install usb-storage /bin/true<text:line-break/>:wq<text:line-break/><text:line-break/>reboot<text:line-break/></text:span></text:p>
        </text:list-item>
        <text:list-item>
          <text:p text:style-name="P99"><text:s/><text:span text:style-name="T131">What are the reasons that you are not able to access server<text:line-break/>Summary of Common Issues:<text:line-break/>1. </text:span>Network issues (connectivity, firewall, routing).<text:line-break/><text:span text:style-name="T131">2. </text:span>SSH service not running or misconfigured.<text:line-break/><text:span text:style-name="T131">3. </text:span>Authentication issues (password, SSH keys, locked account).<text:line-break/><text:span text:style-name="T131">4. </text:span>Access control restrictions (hosts.allow/deny, firewalls).<text:line-break/><text:span text:style-name="T131">5. </text:span>Resource exhaustion (high load, no disk space).<text:line-break/><text:span text:style-name="T131">6. </text:span>Security restrictions (SELinux, ACLs).<text:line-break/><text:span text:style-name="T131">7. </text:span>Host key mismatch in SSH known_hosts.</text:p>
        </text:list-item>
        <text:list-item>
          <text:p text:style-name="P100">Which tools are required to install samba<text:line-break/>samba-client samba-ad-dc winbind kerberos ntp dnsutils</text:p>
        </text:list-item>
        <text:list-item>
          <text:p text:style-name="P100">command to add system in samba AD<text:line-break/><text:line-break/>sudo realm discover cn.lan<text:line-break/>sudo realm join -U Administrator cn.lan</text:p>
        </text:list-item>
        <text:list-item>
          <text:p text:style-name="P101">What is realm<text:line-break/>This is part of the realmd package, a tool used to join a system to an identity management or domain service, such as Active Directory (AD) or FreeIPA.</text:p>
        </text:list-item>
        <text:list-item>
          <text:p text:style-name="P113"><text:span text:style-name="T95">Diffrence between ftp and sftp?<text:line-break/></text:span><text:span text:style-name="Strong_20_Emphasis"><text:span text:style-name="T95">FTP (File Transfer Protocol)</text:span></text:span><text:span text:style-name="T95">:</text:span></text:p>
          <text:p text:style-name="P113"><text:span text:style-name="Strong_20_Emphasis"><text:span text:style-name="T95">Security</text:span></text:span><text:span text:style-name="T95">: Insecure, data (including passwords) is sent in plain text.<text:line-break/></text:span><text:span text:style-name="Strong_20_Emphasis"><text:span text:style-name="T95">Port</text:span></text:span><text:span text:style-name="T95">: Uses ports 20 (data) and 21 (control).<text:line-break/></text:span><text:span text:style-name="Strong_20_Emphasis"><text:span text:style-name="T95">Protocol</text:span></text:span><text:span text:style-name="T95">: Standalone, no encryption.<text:line-break/></text:span><text:span text:style-name="Strong_20_Emphasis"><text:span text:style-name="T95">Authentication</text:span></text:span><text:span text:style-name="T95">: Username and password in plaintext.<text:line-break/></text:span><text:span text:style-name="Strong_20_Emphasis"><text:span text:style-name="T95">Use Case</text:span></text:span><text:span text:style-name="T95">: Suitable for non-sensitive data transfers.</text:span></text:p>
          <text:p text:style-name="P113"><text:span text:style-name="Strong_20_Emphasis"><text:span text:style-name="T95">SFTP (Secure File Transfer Protocol)</text:span></text:span><text:span text:style-name="T95">:<text:line-break/></text:span><text:span text:style-name="Strong_20_Emphasis"><text:span text:style-name="T95">Security</text:span></text:span><text:span text:style-name="T95">: Secure, data is encrypted via SSH.<text:line-break/></text:span><text:span text:style-name="Strong_20_Emphasis"><text:span text:style-name="T95">Port</text:span></text:span><text:span text:style-name="T95">: Uses port 22 (same as SSH).<text:line-break/></text:span><text:span text:style-name="Strong_20_Emphasis"><text:span text:style-name="T95">Protocol</text:span></text:span><text:span text:style-name="T95">: Runs over SSH for encryption.<text:line-break/></text:span><text:span text:style-name="Strong_20_Emphasis"><text:span text:style-name="T95">Authentication</text:span></text:span><text:span text:style-name="T95">: Uses passwords or SSH keys (secure).<text:line-break/></text:span><text:span text:style-name="Strong_20_Emphasis"><text:span text:style-name="T95">Use Case</text:span></text:span><text:span text:style-name="T95">: Ideal for secure, sensitive data transfers.</text:span></text:p>
        </text:list-item>
        <text:list-item>
          <text:p text:style-name="P102">What kind of query does DNS understand?<text:line-break/>DNS understands **recursive** and **iterative** queries, typically in the form of A, AAAA, MX, CNAME, PTR, and NS record types.</text:p>
        </text:list-item>
        <text:list-item>
          <text:p text:style-name="P102"><text:soft-page-break/>What will you use to view a specific user's 3-day old activities?<text:line-break/>Tools like `last`, `auditd`, or reviewing logs in `/var/log/auth.log` or `/var/log/secure`.</text:p>
        </text:list-item>
        <text:list-item>
          <text:p text:style-name="P103">If I have an 8-core CPU out of which 4 CPUs are in use, what will be the load average?<text:line-break/>The load average would likely be around **4.0**, indicating that 4 of 8 cores are actively being used.</text:p>
        </text:list-item>
        <text:list-item>
          <text:p text:style-name="P103">If the load averag<text:span text:style-name="T133">e</text:span> is 4, 4, 4, what does that mean?<text:line-break/>It means that for the past 1, 5, and 15 minutes, the system has had an average of 4 processes either running or waiting to run. If this matches the number of CPU cores, it’s considered fully utilized.</text:p>
        </text:list-item>
        <text:list-item>
          <text:p text:style-name="P103">How will you reduce the load average in the top command?<text:line-break/>You can reduce load by identifying high CPU or memory-consuming processes and either terminating them (`kill` command), adjusting process priorities (`renice`).</text:p>
        </text:list-item>
        <text:list-item>
          <text:p text:style-name="P103">If 10 tar files are downloaded, how can I extract only one file to any directory?<text:line-break/>Use the command: `tar -xvf archive.tar file_to_extract -C /path/to/destination`.</text:p>
        </text:list-item>
        <text:list-item>
          <text:p text:style-name="P103">What is a LUN?<text:line-break/>A **Logical Unit Number (LUN)** is a logical identifier used to represent a physical or virtual portion of storage, often associated with SAN environments.</text:p>
        </text:list-item>
        <text:list-item>
          <text:p text:style-name="P103">If a system has crashed and a KDump file has generated, how would you bring up the system?<text:line-break/>Reboot the system normally. The **KDump** file can be analyzed later using tools like `crash` to diagnose the issue.<text:line-break/><text:span text:style-name="T140">Location:- </text:span>/<text:span text:style-name="T140">var/crash</text:span></text:p>
        </text:list-item>
        <text:list-item>
          <text:p text:style-name="P103">When you create a normal user, what files are modified?<text:line-break/>Files such as `/etc/passwd`, `/etc/shadow`, `/etc/group`, and possibly files in `/home` or other directories for user-specific configurations.</text:p>
        </text:list-item>
        <text:list-item>
          <text:p text:style-name="P103">If a client complains that resources are slow, how will you resolve the issue?<text:line-break/>Use tools like `top`, `iotop`, `vmstat`, `free`, and `sar` to identify CPU, memory, disk, or network bottlenecks and resolve the issue accordingly.</text:p>
        </text:list-item>
        <text:list-item>
          <text:p text:style-name="P103">For running FTP, which service needs to be disabled first?<text:line-break/>Disable **SFTP** or **SSH** if it's conflicting with the FTP service.</text:p>
        </text:list-item>
        <text:list-item>
          <text:p text:style-name="P103">How to check user login status?<text:line-break/>Use the command `w`, `who`, or `last` to see user login status.</text:p>
        </text:list-item>
        <text:list-item>
          <text:p text:style-name="P103">How to check the number of HDDs connected to the system?<text:line-break/>Use commands like `lsblk`, `fdisk -l`, or `lsscsi`.</text:p>
        </text:list-item>
        <text:list-item>
          <text:p text:style-name="P103">If I have a user named Mumbai, can I create a group with the same name?<text:line-break/>Yes, you can create a group with the same name as a user using `groupadd mumbai`.</text:p>
        </text:list-item>
        <text:list-item>
          <text:p text:style-name="P103"><text:soft-page-break/>How to know which processes are running in Linux?<text:line-break/>Use `ps aux`, `top`, or `htop` to view running processes.</text:p>
        </text:list-item>
        <text:list-item>
          <text:p text:style-name="P103">What is the command to check NFS shared files on a client machine?<text:line-break/>Use `showmount -e &lt;server&gt;` or `df -h` to check NFS shared directories.</text:p>
        </text:list-item>
        <text:list-item>
          <text:p text:style-name="P103">If port 22 is not working on a client machine, how will you access it?<text:line-break/>Access the system via an alternative method such as **physical console**, **IPMI**, or another open port configured for SSH.</text:p>
        </text:list-item>
        <text:list-item>
          <text:p text:style-name="P103">What is the difference between L and l in LVM?<text:line-break/>**Capital L** represents **size in terms of logical volumes** (e.g., 100%FREE), while **lowercase l** specifies **physical extents** (e.g., lvcreate -l 100%VG).</text:p>
        </text:list-item>
        <text:list-item>
          <text:p text:style-name="P103">Explain kernel tuning.<text:line-break/>Kernel tuning refers to modifying system parameters, usually through `/etc/sysctl.conf` or the `sysctl` command, to improve performance, security, or resource management.</text:p>
        </text:list-item>
        <text:list-item>
          <text:p text:style-name="P103">How to upgrade the kernel?<text:line-break/>On RHEL/CentOS, use `yum update kernel` or manually install the kernel RPM package, then reboot the system.</text:p>
        </text:list-item>
        <text:list-item>
          <text:p text:style-name="P103">How to access a web page using a different port, e.g., 813? What changes will you make in the Apache config file?<text:line-break/>Update the `Listen` directive in the Apache configuration (`httpd.conf` or `ports.conf`) to `Listen 813` and ensure firewall rules allow access.</text:p>
        </text:list-item>
        <text:list-item>
          <text:p text:style-name="P103">What is the default port of Apache?<text:line-break/>The default port is **80** for HTTP and **443** for HTTPS.</text:p>
        </text:list-item>
        <text:list-item>
          <text:p text:style-name="P103">Can we add a virtual user in Samba?<text:line-break/>Yes, virtual users can be added using `smbpasswd` without creating a corresponding system user.</text:p>
        </text:list-item>
        <text:list-item>
          <text:p text:style-name="P103">How to create a virtual user?<text:line-break/>In Samba, create a user using `smbpasswd -a &lt;username&gt;`.</text:p>
        </text:list-item>
        <text:list-item>
          <text:p text:style-name="P103">Explain how to configure DNS.<text:line-break/>Edit the `/etc/named.conf` file (for BIND), define zones, set forwarders, and configure DNS records. Start the service using `systemctl start named`.</text:p>
        </text:list-item>
        <text:list-item>
          <text:p text:style-name="P103">How to resolve mutual RPM dependencies without yum?<text:line-break/>Install both RPMs in one command: `rpm -ivh a.rpm b.rpm`.</text:p>
        </text:list-item>
        <text:list-item>
          <text:p text:style-name="P103">What is KDump and what type of log does it capture?<text:line-break/> captures the contents of the crashed kernel's memory (a crash dump or a vmcore) and saves it into a file.<text:span text:style-name="T137">x</text:span></text:p>
        </text:list-item>
        <text:list-item>
          <text:p text:style-name="P103">Where is the kernel file present in the OS?** <text:s/><text:line-break/>The kernel file is typically located in `/boot/` (e.g., `vmlinuz`).</text:p>
        </text:list-item>
        <text:list-item>
          <text:p text:style-name="P103"><text:soft-page-break/>How to add a user with the home directory `/abc`?<text:line-break/>Use `useradd -d /abc username`.</text:p>
        </text:list-item>
        <text:list-item>
          <text:p text:style-name="P103">What are the limitations of fdisk?<text:line-break/>`fdisk` cannot manage partitions larger than 2TB or work with GPT partition tables.</text:p>
        </text:list-item>
        <text:list-item>
          <text:p text:style-name="P103">How to disable iptables?<text:line-break/>Use `systemctl stop iptables` or `iptables -F` to disable or flush rules.</text:p>
        </text:list-item>
        <text:list-item>
          <text:p text:style-name="P103">What is the difference between a regular partition and an LVM partition?<text:line-break/>A **regular partition** is fixed in size, while an **LVM partition** allows for dynamic resizing and easier management.</text:p>
        </text:list-item>
        <text:list-item>
          <text:p text:style-name="P104">What is the purpose of the xargs command in Linux?<text:line-break/> `xargs` builds and executes command lines from standard input, allowing users to pass arguments to commands efficiently.</text:p>
        </text:list-item>
        <text:list-item>
          <text:p text:style-name="P103"><text:span text:style-name="T134">E</text:span>xplain the purpose of the tr command in Linux.<text:line-break/>The `tr` command translates or deletes characters from standard input, often used for character replacement or data manipulation.</text:p>
        </text:list-item>
        <text:list-item>
          <text:p text:style-name="P103">How do you kill a process in Linux?<text:line-break/>Use `kill &lt;pid&gt;` to terminate a process by its process ID, or `killall &lt;process_name&gt;` to kill all instances of a specific process.</text:p>
        </text:list-item>
        <text:list-item>
          <text:p text:style-name="P103">How do you find the last modified date of a file in Linux?<text:line-break/>Use `stat &lt;file_name&gt;` or `ls -l &lt;file_name&gt;` to display the last modified date.</text:p>
        </text:list-item>
        <text:list-item>
          <text:p text:style-name="P103">How do you find the number of lines in a file in Linux?<text:line-break/>Use `wc -l &lt;file_name&gt;` to count the number of lines.<text:line-break/>Use `wc -w &lt;file_name&gt;` to count the number of words.<text:line-break/>Use `wc -c &lt;file_name&gt;` to count the number of characters.</text:p>
        </text:list-item>
        <text:list-item>
          <text:p text:style-name="P103">How do you sort a file in Linux?** <text:s/><text:line-break/>Use `sort &lt;file_name&gt;` to sort the contents of a file.</text:p>
        </text:list-item>
        <text:list-item>
          <text:p text:style-name="P103">How do you reverse the order of lines in a file in Linux?** <text:s/><text:line-break/>Use `tac &lt;file_name&gt;` to reverse the order of lines.</text:p>
        </text:list-item>
        <text:list-item>
          <text:p text:style-name="P103">How do you search for a string in a file in Linux?** <text:s/><text:line-break/>Use `grep 'search_string' &lt;file_name&gt;` to search for a specific string.</text:p>
        </text:list-item>
        <text:list-item>
          <text:p text:style-name="P103">How do you replace a string in a file in Linux?** <text:s/><text:line-break/>Use `sed -i 's/old_string/new_string/g' &lt;file_name&gt;` to replace a string in a file.</text:p>
        </text:list-item>
        <text:list-item>
          <text:p text:style-name="P103">How do you merge two files in Linux?** <text:s/><text:line-break/>Use `cat file1 file2 &gt; merged_file` to concatenate two files into one.</text:p>
        </text:list-item>
        <text:list-item>
          <text:p text:style-name="P103">How do you concatenate multiple files into one file in Linux?** <text:s/><text:line-break/>Use `cat file1 file2 &gt; combined_file` to combine multiple files into one.</text:p>
        </text:list-item>
        <text:list-item>
          <text:p text:style-name="P103"><text:soft-page-break/>How do you compare two files in Linux?** <text:s/><text:line-break/>Use `diff file1 file2` to compare the contents of two files.</text:p>
        </text:list-item>
        <text:list-item>
          <text:p text:style-name="P103">How do you find the relative path of a file in Linux?** <text:s/><text:line-break/>Use `pwd` to get the current directory, then append the file name.</text:p>
        </text:list-item>
        <text:list-item>
          <text:p text:style-name="P103">How do you remove a hard link in Linux?** <text:s/><text:line-break/>Use `rm &lt;hard_link_name&gt;` to remove a hard link.</text:p>
        </text:list-item>
        <text:list-item>
          <text:p text:style-name="P103">How do you remove a soft link in Linux?** <text:s/><text:line-break/>Use `rm &lt;soft_link_name&gt;` to remove a symbolic link.</text:p>
        </text:list-item>
        <text:list-item>
          <text:p text:style-name="P103">How do you find the target of a soft link in Linux?** <text:s/><text:line-break/>Use `readlink &lt;soft_link_name&gt;` to display the target path.</text:p>
        </text:list-item>
        <text:list-item>
          <text:p text:style-name="P103">How do you find the inode number of a file in Linux?** <text:s/><text:line-break/>Use `ls -i &lt;file_name&gt;` to view the inode number.</text:p>
        </text:list-item>
        <text:list-item>
          <text:p text:style-name="P103">How do you find the device name of a file in Linux?** <text:s/><text:line-break/>Use `ls -l &lt;file_name&gt;` or `stat &lt;file_name&gt;` to see the device name.</text:p>
        </text:list-item>
        <text:list-item>
          <text:p text:style-name="P103">How do you check the status of a file system in Linux?** <text:s/><text:line-break/>Use `fsck &lt;file_system&gt;` to check its status.</text:p>
        </text:list-item>
        <text:list-item>
          <text:p text:style-name="P103">How do you repair a file system in Linux?** <text:s/><text:line-break/>Use `fsck -y &lt;file_system&gt;` to repair it automatically.</text:p>
        </text:list-item>
        <text:list-item>
          <text:p text:style-name="P103">How do you check the network connectivity in Linux?** <text:s/><text:line-break/>Use `ping &lt;destination&gt;` to check connectivity.</text:p>
        </text:list-item>
        <text:list-item>
          <text:p text:style-name="P103">How do you find the IP address of another system in Linux?** <text:s/><text:line-break/>Use `ping &lt;hostname&gt;` or `nslookup &lt;hostname&gt;` to resolve the IP address.</text:p>
        </text:list-item>
        <text:list-item>
          <text:p text:style-name="P103">How do you ping another system in Linux?** <text:s/><text:line-break/>Use `ping &lt;ip_address_or_hostname&gt;` to send ICMP requests.</text:p>
        </text:list-item>
        <text:list-item>
          <text:p text:style-name="P103">How do you trace the route to another system in Linux?** <text:s/><text:line-break/>Use `traceroute &lt;ip_address_or_hostname&gt;` to track the route.</text:p>
        </text:list-item>
        <text:list-item>
          <text:p text:style-name="P103">How do you find the MAC address of another system in Linux?** <text:s/><text:line-break/>Use `arp -n &lt;ip_address&gt;` or `ip neighbor`.</text:p>
        </text:list-item>
        <text:list-item>
          <text:p text:style-name="P103">How do you scan for open ports on another system in Linux?** <text:s/><text:line-break/>Use `nmap &lt;ip_address&gt;` to scan for open ports.</text:p>
        </text:list-item>
        <text:list-item>
          <text:p text:style-name="P103">How do you connect to another system using SSH in Linux?** <text:s/><text:line-break/>Use `ssh &lt;username&gt;@&lt;ip_address&gt;` to establish an SSH connection.</text:p>
        </text:list-item>
        <text:list-item>
          <text:p text:style-name="P103">How do you transfer files between two systems using SCP in Linux?** <text:line-break/>Use `scp &lt;source_file&gt; &lt;username&gt;@&lt;destination&gt;:&lt;target_path&gt;` to transfer files.</text:p>
        </text:list-item>
        <text:list-item>
          <text:p text:style-name="P103"><text:soft-page-break/>How do you add a user to a group in Linux?** <text:s/><text:line-break/>Use `usermod -aG &lt;group_name&gt; &lt;username&gt;` to add a user to a <text:span text:style-name="T134">group</text:span></text:p>
        </text:list-item>
        <text:list-item>
          <text:p text:style-name="P103"><text:span text:style-name="T134">H</text:span>ow do you remove a user from a group in Linux?** <text:s/><text:line-break/>Use `gpasswd -d &lt;username&gt; &lt;group_name&gt;` to remove a user from a group.</text:p>
        </text:list-item>
        <text:list-item>
          <text:p text:style-name="P103">How do you list the groups a user belongs to in Linux?** <text:s/><text:line-break/>Use `groups &lt;username&gt;` to list the groups.</text:p>
        </text:list-item>
        <text:list-item>
          <text:p text:style-name="P103">How do you lock a user account in Linux?** <text:s/><text:line-break/>Use `passwd -l &lt;username&gt;` to lock the account.</text:p>
        </text:list-item>
        <text:list-item>
          <text:p text:style-name="P104">How do you unlock a user account in Linux?** <text:s/><text:line-break/>Use `passwd -u &lt;username&gt;` to unlock the account.</text:p>
        </text:list-item>
        <text:list-item>
          <text:p text:style-name="P103">How do you delete a user account in Linux?** <text:s/><text:line-break/>Use `userdel &lt;username&gt;` to delete the user account.</text:p>
        </text:list-item>
        <text:list-item>
          <text:p text:style-name="P103">How do you find the processes that are running as a particular user in Linux?** <text:s/><text:line-break/>Use `ps -u &lt;username&gt;` to list processes for that user.</text:p>
        </text:list-item>
        <text:list-item>
          <text:p text:style-name="P103">How do you find the processes that are listening on a particular port in Linux?** <text:s/><text:line-break/>Use `netstat -tuln | grep &lt;port_number&gt;` to find listening processes.</text:p>
        </text:list-item>
        <text:list-item>
          <text:p text:style-name="P103">How do you find the processes that are using a particular file in Linux?** <text:s/><text:line-break/>Use `lsof &lt;file_name&gt;` to list processes using that file.</text:p>
        </text:list-item>
        <text:list-item>
          <text:p text:style-name="P103">How do you find the processes that are consuming the most memory in Linux?**<text:line-break/>Use `ps aux --sort=-%mem | head` to display memory-consuming processes.</text:p>
        </text:list-item>
        <text:list-item>
          <text:p text:style-name="P103">How do you find the processes that are consuming the most network bandwidth in Li<text:span text:style-name="T134">n</text:span>ux?** <text:s/><text:line-break/>Use `iftop` or `nethogs` to monitor network bandwidth usage per process.</text:p>
        </text:list-item>
        <text:list-item>
          <text:p text:style-name="P103"><text:span text:style-name="T134">h</text:span>ow do you find the processes that are consuming the most disk I/O in Linux?** <text:s/><text:line-break/>Use `iotop` to view disk I/O usage by process. </text:p>
        </text:list-item>
        <text:list-item>
          <text:p text:style-name="P103">How do you find the processes that are running as root in Linux?** <text:s/><text:line-break/>Use `ps -u root` to list all processes running as root.</text:p>
        </text:list-item>
        <text:list-item>
          <text:p text:style-name="P104">How do you find the processes that are running as a service in Linux?<text:line-break/>Use `systemctl list-units --type=service` to list running services.</text:p>
        </text:list-item>
        <text:list-item>
          <text:p text:style-name="P105">What are physical extends in lvm<text:line-break/>The Physical Extents (PEs) are the smallest allocatable unit of space on a physical volume (disk). When a physical volume is added to a volume group, it is divided into PEs, which are typically the same size across all physical volumes in the group.</text:p>
        </text:list-item>
        <text:list-item>
          <text:p text:style-name="P103">What is the purpose of resolve.conf<text:line-break/>The /etc/resolv.conf file in Linux is used to configure the system’s DNS (Domain Name <text:soft-page-break/>System) settings. It specifies the DNS servers that the system will use to resolve domain names into IP addresses.</text:p>
        </text:list-item>
        <text:list-item>
          <text:p text:style-name="P103">how to move pv ? Provide the steps<text:line-break/>rsync -av /data /backup/location #Backup Data:<text:line-break/><text:line-break/>pvs <text:s/>#Identify the Failing PV:<text:line-break/>vgdisplay<text:line-break/><text:line-break/>pvcreate /dev/sdc #Prepare a New PV</text:p>
          <text:p text:style-name="P103">vgextend vg_name /dev/sdc<text:line-break/><text:line-break/>pvmove /dev/sdb /dev/sdc #Move Data from the Failing PV<text:line-break/><text:line-break/>vgreduce vg_name /dev/sdb #Remove the Failed PV<text:line-break/><text:line-break/>pvremove /dev/sdb #Remove the PV,</text:p>
        </text:list-item>
        <text:list-item>
          <text:p text:style-name="P103">what is the difference between process and thread<text:line-break/>Processes are independent programs with separate memory spaces.<text:line-break/>Threads are components of processes that share the same memory space, allowing for faster communication but potentially creating synchronization issues.</text:p>
        </text:list-item>
        <text:list-item>
          <text:p text:style-name="P103">How to change the port no of any service ?<text:line-break/>Identify the Service’s Configuration File:<text:line-break/>Each service has a configuration file where the port number is specified.<text:line-break/>Common configuration files include:<text:line-break/>Apache: /etc/httpd/conf/httpd.conf (or /etc/apache2/ports.conf)<text:line-break/>Nginx: /etc/nginx/nginx.conf or /etc/nginx/sites-available/default<text:line-break/>SSH: /etc/ssh/sshd_config<text:line-break/>MySQL: /etc/mysql/my.cnf (or /etc/my.cnf)<text:line-break/><text:line-break/>change the port no in config file<text:line-break/><text:line-break/>sudo systemctl restart &lt;service_name&gt;<text:line-break/><text:line-break/>sudo netstat -tuln | grep &lt;new_port&gt; <text:s/># Check with `netstat`<text:line-break/><text:line-break/>sudo firewall-cmd --add-port=&lt;new_port&gt;/tcp –permanent<text:line-break/>sudo firewall-cmd --reload<text:line-break/></text:p>
        </text:list-item>
        <text:list-item>
          <text:p text:style-name="P103">what are trouble shooting steps if my swap memory is full </text:p>
          <text:p text:style-name="P103">sudo swapoff -a <text:s text:c="4"/># Disable swap<text:line-break/>sudo swapon -a <text:s text:c="5"/># Re-enable swap<text:line-break/><text:line-break/>OR<text:line-break/><text:soft-page-break/><text:line-break/>sudo fallocate -l 2G /swapfile <text:s text:c="8"/># Allocate a 2GB swap file<text:line-break/>sudo chmod 600 /swapfile <text:s text:c="14"/># Secure the swap file permissions<text:line-break/>sudo mkswap /swapfile <text:s text:c="17"/># Set up the file as swap space<text:line-break/>sudo swapon /swapfile <text:s text:c="17"/># Enable the swap file</text:p>
        </text:list-item>
        <text:list-item>
          <text:p text:style-name="P103">What is Anacron in linux?<text:line-break/>Purpose: Designed to handle periodic tasks on systems that may not be running all the time (e.g., desktops or laptops).<text:line-break/>Runs missed jobs when the system powers on<text:line-break/>/etc/anacrontab<text:line-break/>Laptops, desktops, intermittent-use systems</text:p>
        </text:list-item>
        <text:list-item>
          <text:p text:style-name="P103">how to set time in linux<text:line-break/>timedatectl set-time 2024-10-28</text:p>
        </text:list-item>
        <text:list-item>
          <text:p text:style-name="P103">how to copy filesystem in linux <text:line-break/>dd if=/dev/sdX bs=4M | ssh root@remote_ip "dd of=/dev/sdY bs=4M"</text:p>
        </text:list-item>
        <text:list-item>
          <text:p text:style-name="P103">The file system on one of your Linux servers has become corrupted. What steps would you take to recover from this situation?<text:line-break/>fsck, examining dmesg logs for file system errors, and restoring from backups</text:p>
        </text:list-item>
        <text:list-item>
          <text:p text:style-name="P114"><text:span text:style-name="T95">how would you troubleshoot if you are out of inodes<text:line-break/>df -i<text:line-break/></text:span><text:span text:style-name="Strong_20_Emphasis"><text:span text:style-name="T95">Delete Unnecessary Files<text:line-break/>sudo rm -rf /var/log/old_logs/* <text:s text:c="8"/># Example: remove old logs<text:line-break/>sudo rm -rf /tmp/* <text:s text:c="21"/># Example: clear the /tmp directory</text:span></text:span></text:p>
          <text:p text:style-name="P114"><text:span text:style-name="Strong_20_Emphasis"><text:span text:style-name="T95">Filesystems like </text:span></text:span><text:span text:style-name="Strong_20_Emphasis"><text:span text:style-name="Source_20_Text"><text:span text:style-name="T95">XFS</text:span></text:span></text:span><text:span text:style-name="Strong_20_Emphasis"><text:span text:style-name="T95"> or </text:span></text:span><text:span text:style-name="Strong_20_Emphasis"><text:span text:style-name="Source_20_Text"><text:span text:style-name="T95">Btrfs</text:span></text:span></text:span><text:span text:style-name="Strong_20_Emphasis"><text:span text:style-name="T95"> may handle large numbers of files more efficiently than </text:span></text:span><text:span text:style-name="Strong_20_Emphasis"><text:span text:style-name="Source_20_Text"><text:span text:style-name="T95">ext4</text:span></text:span></text:span><text:span text:style-name="Strong_20_Emphasis"><text:span text:style-name="T95"><text:line-break/>Clear Package Cache</text:span></text:span></text:p>
        </text:list-item>
        <text:list-item>
          <text:p text:style-name="P114"><text:span text:style-name="Strong_20_Emphasis"><text:span text:style-name="T95">Find number of hardlinks created from one file <text:line-break/>sudo find / -xdev -samefile test.txt</text:span></text:span></text:p>
        </text:list-item>
        <text:list-item>
          <text:p text:style-name="P114"><text:span text:style-name="Strong_20_Emphasis"><text:span text:style-name="T95">How to enforce a user to change the password<text:line-break/>chage -d 0 vaibhavg</text:span></text:span></text:p>
        </text:list-item>
        <text:list-item>
          <text:p text:style-name="P114"><text:span text:style-name="Strong_20_Emphasis"><text:span text:style-name="T95">how to change the home directory of any user ?<text:line-break/>mkdir –mode=700 /usr/tom<text:line-break/>chown tom:tom /usr/tom<text:line-break/>usermod -d /usr/tom tom<text:line-break/>cat /etc/passwd</text:span></text:span></text:p>
        </text:list-item>
        <text:list-item>
          <text:p text:style-name="P114"><text:span text:style-name="Strong_20_Emphasis"><text:span text:style-name="T95">how to change the home of all users in future<text:line-break/>vim /etc/default/useradd<text:line-break/><text:line-break/>HOME=/opt</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5-03-28T09:37:07.973644906</dc:date>
    <meta:editing-duration>P4DT7H1M47S</meta:editing-duration>
    <meta:editing-cycles>279</meta:editing-cycles>
    <meta:generator>LibreOffice/24.2.7.2$Linux_X86_64 LibreOffice_project/420$Build-2</meta:generator>
    <meta:document-statistic meta:table-count="10" meta:image-count="0" meta:object-count="0" meta:page-count="45" meta:paragraph-count="1009" meta:word-count="15946" meta:character-count="97919" meta:non-whitespace-character-count="80463"/>
  </office:meta>
</office:document-meta>
</file>